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45in"/>
    </style:style>
    <style:style style:name="co3" style:family="table-column">
      <style:table-column-properties fo:break-before="auto" style:column-width="1.9791in"/>
    </style:style>
    <style:style style:name="co4" style:family="table-column">
      <style:table-column-properties fo:break-before="auto" style:column-width="2.2193in"/>
    </style:style>
    <style:style style:name="co5" style:family="table-column">
      <style:table-column-properties fo:break-before="auto" style:column-width="2.0445in"/>
    </style:style>
    <style:style style:name="co6" style:family="table-column">
      <style:table-column-properties fo:break-before="auto" style:column-width="1.2339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1.5075in"/>
    </style:style>
    <style:style style:name="co9" style:family="table-column">
      <style:table-column-properties fo:break-before="auto" style:column-width="1.1799in"/>
    </style:style>
    <style:style style:name="co10" style:family="table-column">
      <style:table-column-properties fo:break-before="auto" style:column-width="1.1689in"/>
    </style:style>
    <style:style style:name="co11" style:family="table-column">
      <style:table-column-properties fo:break-before="auto" style:column-width="0.9846in"/>
    </style:style>
    <style:style style:name="co12" style:family="table-column">
      <style:table-column-properties fo:break-before="auto" style:column-width="1.3673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1.3453in"/>
    </style:style>
    <style:style style:name="co15" style:family="table-column">
      <style:table-column-properties fo:break-before="auto" style:column-width="0.8209in"/>
    </style:style>
    <style:style style:name="co16" style:family="table-column">
      <style:table-column-properties fo:break-before="auto" style:column-width="1.0283in"/>
    </style:style>
    <style:style style:name="co17" style:family="table-column">
      <style:table-column-properties fo:break-before="auto" style:column-width="0.89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3" style:family="table-cell" style:parent-style-name="Default"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Candy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2" office:value-type="currency" office:currency="USD" office:value="0.25">
            <text:p>$0.25</text:p>
          </table:table-cell>
          <table:table-cell table:style-name="Default" office:value-type="string">
            <text:p><text:s/>= Initial cost --&gt;Snickers Bar</text:p>
          </table:table-cell>
        </table:table-row>
        <table:table-row table:style-name="ro1">
          <table:table-cell/>
          <table:table-cell table:style-name="Default"/>
          <table:table-cell table:style-name="ce3" office:value-type="percentage" office:value="0.11">
            <text:p>11.00%</text:p>
          </table:table-cell>
          <table:table-cell table:style-name="Default" office:value-type="string">
            <text:p><text:s/>= Inflation Rate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>
            <text:p>Year </text:p>
          </table:table-cell>
          <table:table-cell table:style-name="ce1" office:value-type="string">
            <text:p>Purchase Price</text:p>
          </table:table-cell>
          <table:table-cell table:style-name="ce1" office:value-type="string">
            <text:p>Cost due to inflation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2005">
            <text:p>2005</text:p>
          </table:table-cell>
          <table:table-cell table:formula="of:=[.$C$3]" office:value-type="currency" office:currency="USD" office:value="0.25">
            <text:p>$0.25</text:p>
          </table:table-cell>
          <table:table-cell table:formula="of:=[.C8]*[.$C$4]" office:value-type="currency" office:currency="USD" office:value="0.0275">
            <text:p>$0.03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table:formula="of:=[.C8]+[.D8]" office:value-type="currency" office:currency="USD" office:value="0.2775">
            <text:p>$0.28</text:p>
          </table:table-cell>
          <table:table-cell table:formula="of:=[.C9]*[.$C$4]" office:value-type="currency" office:currency="USD" office:value="0.030525">
            <text:p>$0.03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table:formula="of:=[.C9]+[.D9]" office:value-type="currency" office:currency="USD" office:value="0.308025">
            <text:p>$0.31</text:p>
          </table:table-cell>
          <table:table-cell table:formula="of:=[.C10]*[.$C$4]" office:value-type="currency" office:currency="USD" office:value="0.03388275">
            <text:p>$0.03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table:formula="of:=[.C10]+[.D10]" office:value-type="currency" office:currency="USD" office:value="0.34190775">
            <text:p>$0.34</text:p>
          </table:table-cell>
          <table:table-cell table:formula="of:=[.C11]*[.$C$4]" office:value-type="currency" office:currency="USD" office:value="0.0376098525">
            <text:p>$0.04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table:formula="of:=[.C11]+[.D11]" office:value-type="currency" office:currency="USD" office:value="0.3795176025">
            <text:p>$0.38</text:p>
          </table:table-cell>
          <table:table-cell table:formula="of:=[.C12]*[.$C$4]" office:value-type="currency" office:currency="USD" office:value="0.041746936275">
            <text:p>$0.04</text:p>
          </table:table-cell>
        </table:table-row>
        <table:table-row table:style-name="ro1">
          <table:table-cell/>
          <table:table-cell office:value-type="float" office:value="2010">
            <text:p>2010</text:p>
          </table:table-cell>
          <table:table-cell table:formula="of:=[.C12]+[.D12]" office:value-type="currency" office:currency="USD" office:value="0.421264538775">
            <text:p>$0.42</text:p>
          </table:table-cell>
          <table:table-cell table:formula="of:=[.C13]*[.$C$4]" office:value-type="currency" office:currency="USD" office:value="0.04633909926525">
            <text:p>$0.05</text:p>
          </table:table-cell>
        </table:table-row>
        <table:table-row table:style-name="ro1">
          <table:table-cell/>
          <table:table-cell office:value-type="float" office:value="2011">
            <text:p>2011</text:p>
          </table:table-cell>
          <table:table-cell table:formula="of:=[.C13]+[.D13]" office:value-type="currency" office:currency="USD" office:value="0.46760363804025">
            <text:p>$0.47</text:p>
          </table:table-cell>
          <table:table-cell table:formula="of:=[.C14]*[.$C$4]" office:value-type="currency" office:currency="USD" office:value="0.0514364001844275">
            <text:p>$0.05</text:p>
          </table:table-cell>
        </table:table-row>
        <table:table-row table:style-name="ro1">
          <table:table-cell/>
          <table:table-cell office:value-type="float" office:value="2012">
            <text:p>2012</text:p>
          </table:table-cell>
          <table:table-cell table:formula="of:=[.C14]+[.D14]" office:value-type="currency" office:currency="USD" office:value="0.519040038224677">
            <text:p>$0.52</text:p>
          </table:table-cell>
          <table:table-cell table:formula="of:=[.C15]*[.$C$4]" office:value-type="currency" office:currency="USD" office:value="0.0570944042047145">
            <text:p>$0.06</text:p>
          </table:table-cell>
        </table:table-row>
        <table:table-row table:style-name="ro1">
          <table:table-cell/>
          <table:table-cell office:value-type="float" office:value="2013">
            <text:p>2013</text:p>
          </table:table-cell>
          <table:table-cell table:formula="of:=[.C15]+[.D15]" office:value-type="currency" office:currency="USD" office:value="0.576134442429392">
            <text:p>$0.58</text:p>
          </table:table-cell>
          <table:table-cell table:formula="of:=[.C16]*[.$C$4]" office:value-type="currency" office:currency="USD" office:value="0.0633747886672331">
            <text:p>$0.06</text:p>
          </table:table-cell>
        </table:table-row>
        <table:table-row table:style-name="ro1">
          <table:table-cell/>
          <table:table-cell office:value-type="float" office:value="2014">
            <text:p>2014</text:p>
          </table:table-cell>
          <table:table-cell table:formula="of:=[.C16]+[.D16]" office:value-type="currency" office:currency="USD" office:value="0.639509231096625">
            <text:p>$0.64</text:p>
          </table:table-cell>
          <table:table-cell table:formula="of:=[.C17]*[.$C$4]" office:value-type="currency" office:currency="USD" office:value="0.0703460154206288">
            <text:p>$0.07</text:p>
          </table:table-cell>
        </table:table-row>
        <table:table-row table:style-name="ro1">
          <table:table-cell/>
          <table:table-cell office:value-type="float" office:value="2015">
            <text:p>2015</text:p>
          </table:table-cell>
          <table:table-cell table:formula="of:=[.C17]+[.D17]" office:value-type="currency" office:currency="USD" office:value="0.709855246517254">
            <text:p>$0.71</text:p>
          </table:table-cell>
          <table:table-cell table:formula="of:=[.C18]*[.$C$4]" office:value-type="currency" office:currency="USD" office:value="0.0780840771168979">
            <text:p>$0.08</text:p>
          </table:table-cell>
        </table:table-row>
        <table:table-row table:style-name="ro1">
          <table:table-cell/>
          <table:table-cell office:value-type="float" office:value="2016">
            <text:p>2016</text:p>
          </table:table-cell>
          <table:table-cell table:formula="of:=[.C18]+[.D18]" office:value-type="currency" office:currency="USD" office:value="0.787939323634152">
            <text:p>$0.79</text:p>
          </table:table-cell>
          <table:table-cell table:formula="of:=[.C19]*[.$C$4]" office:value-type="currency" office:currency="USD" office:value="0.0866733255997567">
            <text:p>$0.09</text:p>
          </table:table-cell>
        </table:table-row>
        <table:table-row table:style-name="ro1">
          <table:table-cell/>
          <table:table-cell office:value-type="float" office:value="2017">
            <text:p>2017</text:p>
          </table:table-cell>
          <table:table-cell table:formula="of:=[.C19]+[.D19]" office:value-type="currency" office:currency="USD" office:value="0.874612649233909">
            <text:p>$0.87</text:p>
          </table:table-cell>
          <table:table-cell table:formula="of:=[.C20]*[.$C$4]" office:value-type="currency" office:currency="USD" office:value="0.0962073914157299">
            <text:p>$0.10</text:p>
          </table:table-cell>
        </table:table-row>
      </table:table>
      <table:table table:name="House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2" office:value-type="currency" office:currency="USD" office:value="10000">
            <text:p>$10,000.00</text:p>
          </table:table-cell>
          <table:table-cell table:style-name="Default" office:value-type="string">
            <text:p><text:s/>= Initial cost --&gt;House</text:p>
          </table:table-cell>
        </table:table-row>
        <table:table-row table:style-name="ro1">
          <table:table-cell/>
          <table:table-cell table:style-name="Default"/>
          <table:table-cell table:style-name="ce3" office:value-type="percentage" office:value="0.065">
            <text:p>6.50%</text:p>
          </table:table-cell>
          <table:table-cell table:style-name="Default" office:value-type="string">
            <text:p><text:s/>= Inflation Rate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>
            <text:p>Year </text:p>
          </table:table-cell>
          <table:table-cell table:style-name="ce1" office:value-type="string">
            <text:p>Purchase Price</text:p>
          </table:table-cell>
          <table:table-cell table:style-name="ce1" office:value-type="string">
            <text:p>Cost due to inflation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963">
            <text:p>1963</text:p>
          </table:table-cell>
          <table:table-cell table:formula="of:=[.$C$3]" office:value-type="currency" office:currency="USD" office:value="10000">
            <text:p>$10,000.00</text:p>
          </table:table-cell>
          <table:table-cell table:formula="of:=[.C8]*[.$C$4]" office:value-type="currency" office:currency="USD" office:value="650">
            <text:p>$650.00</text:p>
          </table:table-cell>
        </table:table-row>
        <table:table-row table:style-name="ro1">
          <table:table-cell/>
          <table:table-cell office:value-type="float" office:value="1964">
            <text:p>1964</text:p>
          </table:table-cell>
          <table:table-cell table:formula="of:=[.C8]+[.D8]" office:value-type="currency" office:currency="USD" office:value="10650">
            <text:p>$10,650.00</text:p>
          </table:table-cell>
          <table:table-cell table:formula="of:=[.C9]*[.$C$4]" office:value-type="currency" office:currency="USD" office:value="692.25">
            <text:p>$692.25</text:p>
          </table:table-cell>
        </table:table-row>
        <table:table-row table:style-name="ro1">
          <table:table-cell/>
          <table:table-cell office:value-type="float" office:value="1965">
            <text:p>1965</text:p>
          </table:table-cell>
          <table:table-cell table:formula="of:=[.C9]+[.D9]" office:value-type="currency" office:currency="USD" office:value="11342.25">
            <text:p>$11,342.25</text:p>
          </table:table-cell>
          <table:table-cell table:formula="of:=[.C10]*[.$C$4]" office:value-type="currency" office:currency="USD" office:value="737.24625">
            <text:p>$737.25</text:p>
          </table:table-cell>
        </table:table-row>
        <table:table-row table:style-name="ro1">
          <table:table-cell/>
          <table:table-cell office:value-type="float" office:value="1966">
            <text:p>1966</text:p>
          </table:table-cell>
          <table:table-cell table:formula="of:=[.C10]+[.D10]" office:value-type="currency" office:currency="USD" office:value="12079.49625">
            <text:p>$12,079.50</text:p>
          </table:table-cell>
          <table:table-cell table:formula="of:=[.C11]*[.$C$4]" office:value-type="currency" office:currency="USD" office:value="785.16725625">
            <text:p>$785.17</text:p>
          </table:table-cell>
        </table:table-row>
        <table:table-row table:style-name="ro1">
          <table:table-cell/>
          <table:table-cell office:value-type="float" office:value="1967">
            <text:p>1967</text:p>
          </table:table-cell>
          <table:table-cell table:formula="of:=[.C11]+[.D11]" office:value-type="currency" office:currency="USD" office:value="12864.66350625">
            <text:p>$12,864.66</text:p>
          </table:table-cell>
          <table:table-cell table:formula="of:=[.C12]*[.$C$4]" office:value-type="currency" office:currency="USD" office:value="836.20312790625">
            <text:p>$836.20</text:p>
          </table:table-cell>
        </table:table-row>
        <table:table-row table:style-name="ro1">
          <table:table-cell/>
          <table:table-cell office:value-type="float" office:value="1968">
            <text:p>1968</text:p>
          </table:table-cell>
          <table:table-cell table:formula="of:=[.C12]+[.D12]" office:value-type="currency" office:currency="USD" office:value="13700.8666341563">
            <text:p>$13,700.87</text:p>
          </table:table-cell>
          <table:table-cell table:formula="of:=[.C13]*[.$C$4]" office:value-type="currency" office:currency="USD" office:value="890.556331220156">
            <text:p>$890.56</text:p>
          </table:table-cell>
        </table:table-row>
        <table:table-row table:style-name="ro1">
          <table:table-cell/>
          <table:table-cell office:value-type="float" office:value="1969">
            <text:p>1969</text:p>
          </table:table-cell>
          <table:table-cell table:formula="of:=[.C13]+[.D13]" office:value-type="currency" office:currency="USD" office:value="14591.4229653764">
            <text:p>$14,591.42</text:p>
          </table:table-cell>
          <table:table-cell table:formula="of:=[.C14]*[.$C$4]" office:value-type="currency" office:currency="USD" office:value="948.442492749467">
            <text:p>$948.44</text:p>
          </table:table-cell>
        </table:table-row>
        <table:table-row table:style-name="ro1">
          <table:table-cell/>
          <table:table-cell office:value-type="float" office:value="1970">
            <text:p>1970</text:p>
          </table:table-cell>
          <table:table-cell table:formula="of:=[.C14]+[.D14]" office:value-type="currency" office:currency="USD" office:value="15539.8654581259">
            <text:p>$15,539.87</text:p>
          </table:table-cell>
          <table:table-cell table:formula="of:=[.C15]*[.$C$4]" office:value-type="currency" office:currency="USD" office:value="1010.09125477818">
            <text:p>$1,010.09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table:formula="of:=[.C15]+[.D15]" office:value-type="currency" office:currency="USD" office:value="16549.9567129041">
            <text:p>$16,549.96</text:p>
          </table:table-cell>
          <table:table-cell table:formula="of:=[.C16]*[.$C$4]" office:value-type="currency" office:currency="USD" office:value="1075.74718633876">
            <text:p>$1,075.75</text:p>
          </table:table-cell>
        </table:table-row>
        <table:table-row table:style-name="ro1">
          <table:table-cell/>
          <table:table-cell office:value-type="float" office:value="1972">
            <text:p>1972</text:p>
          </table:table-cell>
          <table:table-cell table:formula="of:=[.C16]+[.D16]" office:value-type="currency" office:currency="USD" office:value="17625.7038992428">
            <text:p>$17,625.70</text:p>
          </table:table-cell>
          <table:table-cell table:formula="of:=[.C17]*[.$C$4]" office:value-type="currency" office:currency="USD" office:value="1145.67075345078">
            <text:p>$1,145.67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table:formula="of:=[.C17]+[.D17]" office:value-type="currency" office:currency="USD" office:value="18771.3746526936">
            <text:p>$18,771.37</text:p>
          </table:table-cell>
          <table:table-cell table:formula="of:=[.C18]*[.$C$4]" office:value-type="currency" office:currency="USD" office:value="1220.13935242508">
            <text:p>$1,220.14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table:formula="of:=[.C18]+[.D18]" office:value-type="currency" office:currency="USD" office:value="19991.5140051187">
            <text:p>$19,991.51</text:p>
          </table:table-cell>
          <table:table-cell table:formula="of:=[.C19]*[.$C$4]" office:value-type="currency" office:currency="USD" office:value="1299.44841033271">
            <text:p>$1,299.45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table:formula="of:=[.C19]+[.D19]" office:value-type="currency" office:currency="USD" office:value="21290.9624154514">
            <text:p>$21,290.96</text:p>
          </table:table-cell>
          <table:table-cell table:formula="of:=[.C20]*[.$C$4]" office:value-type="currency" office:currency="USD" office:value="1383.91255700434">
            <text:p>$1,383.91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table:formula="of:=[.C20]+[.D20]" office:value-type="currency" office:currency="USD" office:value="22674.8749724557">
            <text:p>$22,674.87</text:p>
          </table:table-cell>
          <table:table-cell table:formula="of:=[.C21]*[.$C$4]" office:value-type="currency" office:currency="USD" office:value="1473.86687320962">
            <text:p>$1,473.87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table:formula="of:=[.C21]+[.D21]" office:value-type="currency" office:currency="USD" office:value="24148.7418456654">
            <text:p>$24,148.74</text:p>
          </table:table-cell>
          <table:table-cell table:formula="of:=[.C22]*[.$C$4]" office:value-type="currency" office:currency="USD" office:value="1569.66821996825">
            <text:p>$1,569.67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table:formula="of:=[.C22]+[.D22]" office:value-type="currency" office:currency="USD" office:value="25718.4100656336">
            <text:p>$25,718.41</text:p>
          </table:table-cell>
          <table:table-cell table:formula="of:=[.C23]*[.$C$4]" office:value-type="currency" office:currency="USD" office:value="1671.69665426619">
            <text:p>$1,671.70</text:p>
          </table:table-cell>
        </table:table-row>
        <table:table-row table:style-name="ro1">
          <table:table-cell/>
          <table:table-cell office:value-type="float" office:value="1979">
            <text:p>1979</text:p>
          </table:table-cell>
          <table:table-cell table:formula="of:=[.C23]+[.D23]" office:value-type="currency" office:currency="USD" office:value="27390.1067198998">
            <text:p>$27,390.11</text:p>
          </table:table-cell>
          <table:table-cell table:formula="of:=[.C24]*[.$C$4]" office:value-type="currency" office:currency="USD" office:value="1780.35693679349">
            <text:p>$1,780.36</text:p>
          </table:table-cell>
        </table:table-row>
        <table:table-row table:style-name="ro1">
          <table:table-cell/>
          <table:table-cell office:value-type="float" office:value="1980">
            <text:p>1980</text:p>
          </table:table-cell>
          <table:table-cell table:formula="of:=[.C24]+[.D24]" office:value-type="currency" office:currency="USD" office:value="29170.4636566933">
            <text:p>$29,170.46</text:p>
          </table:table-cell>
          <table:table-cell table:formula="of:=[.C25]*[.$C$4]" office:value-type="currency" office:currency="USD" office:value="1896.08013768506">
            <text:p>$1,896.08</text:p>
          </table:table-cell>
        </table:table-row>
        <table:table-row table:style-name="ro1">
          <table:table-cell/>
          <table:table-cell office:value-type="float" office:value="1981">
            <text:p>1981</text:p>
          </table:table-cell>
          <table:table-cell table:formula="of:=[.C25]+[.D25]" office:value-type="currency" office:currency="USD" office:value="31066.5437943784">
            <text:p>$31,066.54</text:p>
          </table:table-cell>
          <table:table-cell table:formula="of:=[.C26]*[.$C$4]" office:value-type="currency" office:currency="USD" office:value="2019.32534663459">
            <text:p>$2,019.33</text:p>
          </table:table-cell>
        </table:table-row>
        <table:table-row table:style-name="ro1">
          <table:table-cell/>
          <table:table-cell office:value-type="float" office:value="1982">
            <text:p>1982</text:p>
          </table:table-cell>
          <table:table-cell table:formula="of:=[.C26]+[.D26]" office:value-type="currency" office:currency="USD" office:value="33085.8691410129">
            <text:p>$33,085.87</text:p>
          </table:table-cell>
          <table:table-cell table:formula="of:=[.C27]*[.$C$4]" office:value-type="currency" office:currency="USD" office:value="2150.58149416584">
            <text:p>$2,150.58</text:p>
          </table:table-cell>
        </table:table-row>
        <table:table-row table:style-name="ro1">
          <table:table-cell/>
          <table:table-cell office:value-type="float" office:value="1983">
            <text:p>1983</text:p>
          </table:table-cell>
          <table:table-cell table:formula="of:=[.C27]+[.D27]" office:value-type="currency" office:currency="USD" office:value="35236.4506351788">
            <text:p>$35,236.45</text:p>
          </table:table-cell>
          <table:table-cell table:formula="of:=[.C28]*[.$C$4]" office:value-type="currency" office:currency="USD" office:value="2290.36929128662">
            <text:p>$2,290.37</text:p>
          </table:table-cell>
        </table:table-row>
        <table:table-row table:style-name="ro1">
          <table:table-cell/>
          <table:table-cell office:value-type="float" office:value="1984">
            <text:p>1984</text:p>
          </table:table-cell>
          <table:table-cell table:formula="of:=[.C28]+[.D28]" office:value-type="currency" office:currency="USD" office:value="37526.8199264654">
            <text:p>$37,526.82</text:p>
          </table:table-cell>
          <table:table-cell table:formula="of:=[.C29]*[.$C$4]" office:value-type="currency" office:currency="USD" office:value="2439.24329522025">
            <text:p>$2,439.24</text:p>
          </table:table-cell>
        </table:table-row>
        <table:table-row table:style-name="ro1">
          <table:table-cell/>
          <table:table-cell office:value-type="float" office:value="1985">
            <text:p>1985</text:p>
          </table:table-cell>
          <table:table-cell table:formula="of:=[.C29]+[.D29]" office:value-type="currency" office:currency="USD" office:value="39966.0632216857">
            <text:p>$39,966.06</text:p>
          </table:table-cell>
          <table:table-cell table:formula="of:=[.C30]*[.$C$4]" office:value-type="currency" office:currency="USD" office:value="2597.79410940957">
            <text:p>$2,597.79</text:p>
          </table:table-cell>
        </table:table-row>
        <table:table-row table:style-name="ro1">
          <table:table-cell/>
          <table:table-cell office:value-type="float" office:value="1986">
            <text:p>1986</text:p>
          </table:table-cell>
          <table:table-cell table:formula="of:=[.C30]+[.D30]" office:value-type="currency" office:currency="USD" office:value="42563.8573310952">
            <text:p>$42,563.86</text:p>
          </table:table-cell>
          <table:table-cell table:formula="of:=[.C31]*[.$C$4]" office:value-type="currency" office:currency="USD" office:value="2766.65072652119">
            <text:p>$2,766.65</text:p>
          </table:table-cell>
        </table:table-row>
        <table:table-row table:style-name="ro1">
          <table:table-cell/>
          <table:table-cell office:value-type="float" office:value="1987">
            <text:p>1987</text:p>
          </table:table-cell>
          <table:table-cell table:formula="of:=[.C31]+[.D31]" office:value-type="currency" office:currency="USD" office:value="45330.5080576164">
            <text:p>$45,330.51</text:p>
          </table:table-cell>
          <table:table-cell table:formula="of:=[.C32]*[.$C$4]" office:value-type="currency" office:currency="USD" office:value="2946.48302374507">
            <text:p>$2,946.48</text:p>
          </table:table-cell>
        </table:table-row>
        <table:table-row table:style-name="ro1">
          <table:table-cell/>
          <table:table-cell office:value-type="float" office:value="1988">
            <text:p>1988</text:p>
          </table:table-cell>
          <table:table-cell table:formula="of:=[.C32]+[.D32]" office:value-type="currency" office:currency="USD" office:value="48276.9910813615">
            <text:p>$48,276.99</text:p>
          </table:table-cell>
          <table:table-cell table:formula="of:=[.C33]*[.$C$4]" office:value-type="currency" office:currency="USD" office:value="3138.0044202885">
            <text:p>$3,138.00</text:p>
          </table:table-cell>
        </table:table-row>
        <table:table-row table:style-name="ro1">
          <table:table-cell/>
          <table:table-cell office:value-type="float" office:value="1989">
            <text:p>1989</text:p>
          </table:table-cell>
          <table:table-cell table:formula="of:=[.C33]+[.D33]" office:value-type="currency" office:currency="USD" office:value="51414.99550165">
            <text:p>$51,415.00</text:p>
          </table:table-cell>
          <table:table-cell table:formula="of:=[.C34]*[.$C$4]" office:value-type="currency" office:currency="USD" office:value="3341.97470760725">
            <text:p>$3,341.97</text:p>
          </table:table-cell>
        </table:table-row>
        <table:table-row table:style-name="ro1">
          <table:table-cell/>
          <table:table-cell office:value-type="float" office:value="1990">
            <text:p>1990</text:p>
          </table:table-cell>
          <table:table-cell table:formula="of:=[.C34]+[.D34]" office:value-type="currency" office:currency="USD" office:value="54756.9702092572">
            <text:p>$54,756.97</text:p>
          </table:table-cell>
          <table:table-cell table:formula="of:=[.C35]*[.$C$4]" office:value-type="currency" office:currency="USD" office:value="3559.20306360172">
            <text:p>$3,559.20</text:p>
          </table:table-cell>
        </table:table-row>
        <table:table-row table:style-name="ro1">
          <table:table-cell/>
          <table:table-cell office:value-type="float" office:value="1991">
            <text:p>1991</text:p>
          </table:table-cell>
          <table:table-cell table:formula="of:=[.C35]+[.D35]" office:value-type="currency" office:currency="USD" office:value="58316.173272859">
            <text:p>$58,316.17</text:p>
          </table:table-cell>
          <table:table-cell table:formula="of:=[.C36]*[.$C$4]" office:value-type="currency" office:currency="USD" office:value="3790.55126273583">
            <text:p>$3,790.55</text:p>
          </table:table-cell>
        </table:table-row>
        <table:table-row table:style-name="ro1">
          <table:table-cell/>
          <table:table-cell office:value-type="float" office:value="1992">
            <text:p>1992</text:p>
          </table:table-cell>
          <table:table-cell table:formula="of:=[.C36]+[.D36]" office:value-type="currency" office:currency="USD" office:value="62106.7245355948">
            <text:p>$62,106.72</text:p>
          </table:table-cell>
          <table:table-cell table:formula="of:=[.C37]*[.$C$4]" office:value-type="currency" office:currency="USD" office:value="4036.93709481366">
            <text:p>$4,036.94</text:p>
          </table:table-cell>
        </table:table-row>
        <table:table-row table:style-name="ro1">
          <table:table-cell/>
          <table:table-cell office:value-type="float" office:value="1993">
            <text:p>1993</text:p>
          </table:table-cell>
          <table:table-cell table:formula="of:=[.C37]+[.D37]" office:value-type="currency" office:currency="USD" office:value="66143.6616304084">
            <text:p>$66,143.66</text:p>
          </table:table-cell>
          <table:table-cell table:formula="of:=[.C38]*[.$C$4]" office:value-type="currency" office:currency="USD" office:value="4299.33800597655">
            <text:p>$4,299.34</text:p>
          </table:table-cell>
        </table:table-row>
        <table:table-row table:style-name="ro1">
          <table:table-cell/>
          <table:table-cell office:value-type="float" office:value="1994">
            <text:p>1994</text:p>
          </table:table-cell>
          <table:table-cell table:formula="of:=[.C38]+[.D38]" office:value-type="currency" office:currency="USD" office:value="70442.999636385">
            <text:p>$70,443.00</text:p>
          </table:table-cell>
          <table:table-cell table:formula="of:=[.C39]*[.$C$4]" office:value-type="currency" office:currency="USD" office:value="4578.79497636502">
            <text:p>$4,578.79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table:formula="of:=[.C39]+[.D39]" office:value-type="currency" office:currency="USD" office:value="75021.79461275">
            <text:p>$75,021.79</text:p>
          </table:table-cell>
          <table:table-cell table:formula="of:=[.C40]*[.$C$4]" office:value-type="currency" office:currency="USD" office:value="4876.41664982875">
            <text:p>$4,876.42</text:p>
          </table:table-cell>
        </table:table-row>
        <table:table-row table:style-name="ro1">
          <table:table-cell/>
          <table:table-cell office:value-type="float" office:value="1996">
            <text:p>1996</text:p>
          </table:table-cell>
          <table:table-cell table:formula="of:=[.C40]+[.D40]" office:value-type="currency" office:currency="USD" office:value="79898.2112625788">
            <text:p>$79,898.21</text:p>
          </table:table-cell>
          <table:table-cell table:formula="of:=[.C41]*[.$C$4]" office:value-type="currency" office:currency="USD" office:value="5193.38373206762">
            <text:p>$5,193.38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table:formula="of:=[.C41]+[.D41]" office:value-type="currency" office:currency="USD" office:value="85091.5949946464">
            <text:p>$85,091.59</text:p>
          </table:table-cell>
          <table:table-cell table:formula="of:=[.C42]*[.$C$4]" office:value-type="currency" office:currency="USD" office:value="5530.95367465202">
            <text:p>$5,530.95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 table:formula="of:=[.C42]+[.D42]" office:value-type="currency" office:currency="USD" office:value="90622.5486692984">
            <text:p>$90,622.55</text:p>
          </table:table-cell>
          <table:table-cell table:formula="of:=[.C43]*[.$C$4]" office:value-type="currency" office:currency="USD" office:value="5890.4656635044">
            <text:p>$5,890.47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table:formula="of:=[.C43]+[.D43]" office:value-type="currency" office:currency="USD" office:value="96513.0143328028">
            <text:p>$96,513.01</text:p>
          </table:table-cell>
          <table:table-cell table:formula="of:=[.C44]*[.$C$4]" office:value-type="currency" office:currency="USD" office:value="6273.34593163218">
            <text:p>$6,273.35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formula="of:=[.C44]+[.D44]" office:value-type="currency" office:currency="USD" office:value="102786.360264435">
            <text:p>$102,786.36</text:p>
          </table:table-cell>
          <table:table-cell table:formula="of:=[.C45]*[.$C$4]" office:value-type="currency" office:currency="USD" office:value="6681.11341718827">
            <text:p>$6,681.11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table:formula="of:=[.C45]+[.D45]" office:value-type="currency" office:currency="USD" office:value="109467.473681623">
            <text:p>$109,467.47</text:p>
          </table:table-cell>
          <table:table-cell table:formula="of:=[.C46]*[.$C$4]" office:value-type="currency" office:currency="USD" office:value="7115.38578930551">
            <text:p>$7,115.39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table:formula="of:=[.C46]+[.D46]" office:value-type="currency" office:currency="USD" office:value="116582.859470929">
            <text:p>$116,582.86</text:p>
          </table:table-cell>
          <table:table-cell table:formula="of:=[.C47]*[.$C$4]" office:value-type="currency" office:currency="USD" office:value="7577.88586561037">
            <text:p>$7,577.89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table:formula="of:=[.C47]+[.D47]" office:value-type="currency" office:currency="USD" office:value="124160.745336539">
            <text:p>$124,160.75</text:p>
          </table:table-cell>
          <table:table-cell table:formula="of:=[.C48]*[.$C$4]" office:value-type="currency" office:currency="USD" office:value="8070.44844687504">
            <text:p>$8,070.45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table:formula="of:=[.C48]+[.D48]" office:value-type="currency" office:currency="USD" office:value="132231.193783414">
            <text:p>$132,231.19</text:p>
          </table:table-cell>
          <table:table-cell table:formula="of:=[.C49]*[.$C$4]" office:value-type="currency" office:currency="USD" office:value="8595.02759592192">
            <text:p>$8,595.03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table:formula="of:=[.C49]+[.D49]" office:value-type="currency" office:currency="USD" office:value="140826.221379336">
            <text:p>$140,826.22</text:p>
          </table:table-cell>
          <table:table-cell table:formula="of:=[.C50]*[.$C$4]" office:value-type="currency" office:currency="USD" office:value="9153.70438965685">
            <text:p>$9,153.70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table:formula="of:=[.C50]+[.D50]" office:value-type="currency" office:currency="USD" office:value="149979.925768993">
            <text:p>$149,979.93</text:p>
          </table:table-cell>
          <table:table-cell table:formula="of:=[.C51]*[.$C$4]" office:value-type="currency" office:currency="USD" office:value="9748.69517498454">
            <text:p>$9,748.70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table:formula="of:=[.C51]+[.D51]" office:value-type="currency" office:currency="USD" office:value="159728.620943977">
            <text:p>$159,728.62</text:p>
          </table:table-cell>
          <table:table-cell table:formula="of:=[.C52]*[.$C$4]" office:value-type="currency" office:currency="USD" office:value="10382.3603613585">
            <text:p>$10,382.36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table:formula="of:=[.C52]+[.D52]" office:value-type="currency" office:currency="USD" office:value="170110.981305336">
            <text:p>$170,110.98</text:p>
          </table:table-cell>
          <table:table-cell table:formula="of:=[.C53]*[.$C$4]" office:value-type="currency" office:currency="USD" office:value="11057.2137848468">
            <text:p>$11,057.21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table:formula="of:=[.C53]+[.D53]" office:value-type="currency" office:currency="USD" office:value="181168.195090183">
            <text:p>$181,168.20</text:p>
          </table:table-cell>
          <table:table-cell table:formula="of:=[.C54]*[.$C$4]" office:value-type="currency" office:currency="USD" office:value="11775.9326808619">
            <text:p>$11,775.93</text:p>
          </table:table-cell>
        </table:table-row>
        <table:table-row table:style-name="ro1">
          <table:table-cell/>
          <table:table-cell office:value-type="float" office:value="2010">
            <text:p>2010</text:p>
          </table:table-cell>
          <table:table-cell table:formula="of:=[.C54]+[.D54]" office:value-type="currency" office:currency="USD" office:value="192944.127771045">
            <text:p>$192,944.13</text:p>
          </table:table-cell>
          <table:table-cell table:formula="of:=[.C55]*[.$C$4]" office:value-type="currency" office:currency="USD" office:value="12541.3683051179">
            <text:p>$12,541.37</text:p>
          </table:table-cell>
        </table:table-row>
        <table:table-row table:style-name="ro1">
          <table:table-cell/>
          <table:table-cell office:value-type="float" office:value="2011">
            <text:p>2011</text:p>
          </table:table-cell>
          <table:table-cell table:formula="of:=[.C55]+[.D55]" office:value-type="currency" office:currency="USD" office:value="205485.496076163">
            <text:p>$205,485.50</text:p>
          </table:table-cell>
          <table:table-cell table:formula="of:=[.C56]*[.$C$4]" office:value-type="currency" office:currency="USD" office:value="13356.5572449506">
            <text:p>$13,356.56</text:p>
          </table:table-cell>
        </table:table-row>
        <table:table-row table:style-name="ro1">
          <table:table-cell/>
          <table:table-cell office:value-type="float" office:value="2012">
            <text:p>2012</text:p>
          </table:table-cell>
          <table:table-cell table:formula="of:=[.C56]+[.D56]" office:value-type="currency" office:currency="USD" office:value="218842.053321113">
            <text:p>$218,842.05</text:p>
          </table:table-cell>
          <table:table-cell table:formula="of:=[.C57]*[.$C$4]" office:value-type="currency" office:currency="USD" office:value="14224.7334658724">
            <text:p>$14,224.73</text:p>
          </table:table-cell>
        </table:table-row>
        <table:table-row table:style-name="ro1">
          <table:table-cell/>
          <table:table-cell office:value-type="float" office:value="2013">
            <text:p>2013</text:p>
          </table:table-cell>
          <table:table-cell table:formula="of:=[.C57]+[.D57]" office:value-type="currency" office:currency="USD" office:value="233066.786786986">
            <text:p>$233,066.79</text:p>
          </table:table-cell>
          <table:table-cell table:formula="of:=[.C58]*[.$C$4]" office:value-type="currency" office:currency="USD" office:value="15149.3411411541">
            <text:p>$15,149.34</text:p>
          </table:table-cell>
        </table:table-row>
        <table:table-row table:style-name="ro1">
          <table:table-cell/>
          <table:table-cell office:value-type="float" office:value="2014">
            <text:p>2014</text:p>
          </table:table-cell>
          <table:table-cell table:formula="of:=[.C58]+[.D58]" office:value-type="currency" office:currency="USD" office:value="248216.12792814">
            <text:p>$248,216.13</text:p>
          </table:table-cell>
          <table:table-cell table:formula="of:=[.C59]*[.$C$4]" office:value-type="currency" office:currency="USD" office:value="16134.0483153291">
            <text:p>$16,134.05</text:p>
          </table:table-cell>
        </table:table-row>
        <table:table-row table:style-name="ro1">
          <table:table-cell/>
          <table:table-cell office:value-type="float" office:value="2015">
            <text:p>2015</text:p>
          </table:table-cell>
          <table:table-cell table:formula="of:=[.C59]+[.D59]" office:value-type="currency" office:currency="USD" office:value="264350.176243469">
            <text:p>$264,350.18</text:p>
          </table:table-cell>
          <table:table-cell table:formula="of:=[.C60]*[.$C$4]" office:value-type="currency" office:currency="USD" office:value="17182.7614558255">
            <text:p>$17,182.76</text:p>
          </table:table-cell>
        </table:table-row>
        <table:table-row table:style-name="ro1">
          <table:table-cell/>
          <table:table-cell office:value-type="float" office:value="2016">
            <text:p>2016</text:p>
          </table:table-cell>
          <table:table-cell table:formula="of:=[.C60]+[.D60]" office:value-type="currency" office:currency="USD" office:value="281532.937699294">
            <text:p>$281,532.94</text:p>
          </table:table-cell>
          <table:table-cell table:formula="of:=[.C61]*[.$C$4]" office:value-type="currency" office:currency="USD" office:value="18299.6409504541">
            <text:p>$18,299.64</text:p>
          </table:table-cell>
        </table:table-row>
        <table:table-row table:style-name="ro1">
          <table:table-cell/>
          <table:table-cell office:value-type="float" office:value="2017">
            <text:p>2017</text:p>
          </table:table-cell>
          <table:table-cell table:formula="of:=[.C61]+[.D61]" office:value-type="currency" office:currency="USD" office:value="299832.578649748">
            <text:p>$299,832.58</text:p>
          </table:table-cell>
          <table:table-cell table:formula="of:=[.C62]*[.$C$4]" office:value-type="currency" office:currency="USD" office:value="19489.1176122336">
            <text:p>$19,489.12</text:p>
          </table:table-cell>
        </table:table-row>
      </table:table>
      <table:table table:name="Savings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4"/>
        <table:table-column table:style-name="co4" table:default-cell-style-name="ce4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2" office:value-type="currency" office:currency="USD" office:value="1000">
            <text:p>$1,000.00</text:p>
          </table:table-cell>
          <table:table-cell table:style-name="Default" office:value-type="string">
            <text:p><text:s/>= Initial cost --&gt;Savings Account</text:p>
          </table:table-cell>
        </table:table-row>
        <table:table-row table:style-name="ro1">
          <table:table-cell/>
          <table:table-cell table:style-name="Default"/>
          <table:table-cell table:style-name="ce3" office:value-type="percentage" office:value="0.05">
            <text:p>5.00%</text:p>
          </table:table-cell>
          <table:table-cell table:style-name="Default" office:value-type="string">
            <text:p><text:s/>= Inflation Rate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>
            <text:p>Year </text:p>
          </table:table-cell>
          <table:table-cell table:style-name="ce1" office:value-type="string">
            <text:p>Purchase Price</text:p>
          </table:table-cell>
          <table:table-cell table:style-name="ce1" office:value-type="string">
            <text:p>Cost due to inflation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2017">
            <text:p>2017</text:p>
          </table:table-cell>
          <table:table-cell table:formula="of:=[.$C$3]" office:value-type="currency" office:currency="USD" office:value="1000">
            <text:p>$1,000.00</text:p>
          </table:table-cell>
          <table:table-cell table:formula="of:=[.C8]*[.$C$4]" office:value-type="currency" office:currency="USD" office:value="50">
            <text:p>$50.00</text:p>
          </table:table-cell>
        </table:table-row>
        <table:table-row table:style-name="ro1">
          <table:table-cell/>
          <table:table-cell office:value-type="float" office:value="2018">
            <text:p>2018</text:p>
          </table:table-cell>
          <table:table-cell table:formula="of:=[.C8]+[.D8]" office:value-type="currency" office:currency="USD" office:value="1050">
            <text:p>$1,050.00</text:p>
          </table:table-cell>
          <table:table-cell table:formula="of:=[.C9]*[.$C$4]" office:value-type="currency" office:currency="USD" office:value="52.5">
            <text:p>$52.50</text:p>
          </table:table-cell>
        </table:table-row>
        <table:table-row table:style-name="ro1">
          <table:table-cell/>
          <table:table-cell office:value-type="float" office:value="2019">
            <text:p>2019</text:p>
          </table:table-cell>
          <table:table-cell table:formula="of:=[.C9]+[.D9]" office:value-type="currency" office:currency="USD" office:value="1102.5">
            <text:p>$1,102.50</text:p>
          </table:table-cell>
          <table:table-cell table:formula="of:=[.C10]*[.$C$4]" office:value-type="currency" office:currency="USD" office:value="55.125">
            <text:p>$55.13</text:p>
          </table:table-cell>
        </table:table-row>
        <table:table-row table:style-name="ro1">
          <table:table-cell/>
          <table:table-cell office:value-type="float" office:value="2020">
            <text:p>2020</text:p>
          </table:table-cell>
          <table:table-cell table:formula="of:=[.C10]+[.D10]" office:value-type="currency" office:currency="USD" office:value="1157.625">
            <text:p>$1,157.63</text:p>
          </table:table-cell>
          <table:table-cell table:formula="of:=[.C11]*[.$C$4]" office:value-type="currency" office:currency="USD" office:value="57.88125">
            <text:p>$57.88</text:p>
          </table:table-cell>
        </table:table-row>
        <table:table-row table:style-name="ro1">
          <table:table-cell/>
          <table:table-cell office:value-type="float" office:value="2021">
            <text:p>2021</text:p>
          </table:table-cell>
          <table:table-cell table:formula="of:=[.C11]+[.D11]" office:value-type="currency" office:currency="USD" office:value="1215.50625">
            <text:p>$1,215.51</text:p>
          </table:table-cell>
          <table:table-cell table:formula="of:=[.C12]*[.$C$4]" office:value-type="currency" office:currency="USD" office:value="60.7753125">
            <text:p>$60.78</text:p>
          </table:table-cell>
        </table:table-row>
        <table:table-row table:style-name="ro1">
          <table:table-cell/>
          <table:table-cell office:value-type="float" office:value="2022">
            <text:p>2022</text:p>
          </table:table-cell>
          <table:table-cell table:formula="of:=[.C12]+[.D12]" office:value-type="currency" office:currency="USD" office:value="1276.2815625">
            <text:p>$1,276.28</text:p>
          </table:table-cell>
          <table:table-cell table:formula="of:=[.C13]*[.$C$4]" office:value-type="currency" office:currency="USD" office:value="63.814078125">
            <text:p>$63.81</text:p>
          </table:table-cell>
        </table:table-row>
        <table:table-row table:style-name="ro1">
          <table:table-cell/>
          <table:table-cell office:value-type="float" office:value="2023">
            <text:p>2023</text:p>
          </table:table-cell>
          <table:table-cell table:formula="of:=[.C13]+[.D13]" office:value-type="currency" office:currency="USD" office:value="1340.095640625">
            <text:p>$1,340.10</text:p>
          </table:table-cell>
          <table:table-cell table:formula="of:=[.C14]*[.$C$4]" office:value-type="currency" office:currency="USD" office:value="67.00478203125">
            <text:p>$67.00</text:p>
          </table:table-cell>
        </table:table-row>
        <table:table-row table:style-name="ro1">
          <table:table-cell/>
          <table:table-cell office:value-type="float" office:value="2024">
            <text:p>2024</text:p>
          </table:table-cell>
          <table:table-cell table:formula="of:=[.C14]+[.D14]" office:value-type="currency" office:currency="USD" office:value="1407.10042265625">
            <text:p>$1,407.10</text:p>
          </table:table-cell>
          <table:table-cell table:formula="of:=[.C15]*[.$C$4]" office:value-type="currency" office:currency="USD" office:value="70.3550211328125">
            <text:p>$70.36</text:p>
          </table:table-cell>
        </table:table-row>
        <table:table-row table:style-name="ro1">
          <table:table-cell/>
          <table:table-cell office:value-type="float" office:value="2025">
            <text:p>2025</text:p>
          </table:table-cell>
          <table:table-cell table:formula="of:=[.C15]+[.D15]" office:value-type="currency" office:currency="USD" office:value="1477.45544378906">
            <text:p>$1,477.46</text:p>
          </table:table-cell>
          <table:table-cell table:formula="of:=[.C16]*[.$C$4]" office:value-type="currency" office:currency="USD" office:value="73.8727721894531">
            <text:p>$73.87</text:p>
          </table:table-cell>
        </table:table-row>
        <table:table-row table:style-name="ro1">
          <table:table-cell/>
          <table:table-cell office:value-type="float" office:value="2026">
            <text:p>2026</text:p>
          </table:table-cell>
          <table:table-cell table:formula="of:=[.C16]+[.D16]" office:value-type="currency" office:currency="USD" office:value="1551.32821597852">
            <text:p>$1,551.33</text:p>
          </table:table-cell>
          <table:table-cell table:formula="of:=[.C17]*[.$C$4]" office:value-type="currency" office:currency="USD" office:value="77.5664107989258">
            <text:p>$77.57</text:p>
          </table:table-cell>
        </table:table-row>
        <table:table-row table:style-name="ro1">
          <table:table-cell/>
          <table:table-cell office:value-type="float" office:value="2027">
            <text:p>2027</text:p>
          </table:table-cell>
          <table:table-cell table:formula="of:=[.C17]+[.D17]" office:value-type="currency" office:currency="USD" office:value="1628.89462677744">
            <text:p>$1,628.89</text:p>
          </table:table-cell>
          <table:table-cell table:formula="of:=[.C18]*[.$C$4]" office:value-type="currency" office:currency="USD" office:value="81.4447313388721">
            <text:p>$81.44</text:p>
          </table:table-cell>
        </table:table-row>
        <table:table-row table:style-name="ro1">
          <table:table-cell/>
          <table:table-cell office:value-type="float" office:value="2028">
            <text:p>2028</text:p>
          </table:table-cell>
          <table:table-cell table:formula="of:=[.C18]+[.D18]" office:value-type="currency" office:currency="USD" office:value="1710.33935811631">
            <text:p>$1,710.34</text:p>
          </table:table-cell>
          <table:table-cell table:formula="of:=[.C19]*[.$C$4]" office:value-type="currency" office:currency="USD" office:value="85.5169679058157">
            <text:p>$85.52</text:p>
          </table:table-cell>
        </table:table-row>
        <table:table-row table:style-name="ro1">
          <table:table-cell/>
          <table:table-cell office:value-type="float" office:value="2029">
            <text:p>2029</text:p>
          </table:table-cell>
          <table:table-cell table:formula="of:=[.C19]+[.D19]" office:value-type="currency" office:currency="USD" office:value="1795.85632602213">
            <text:p>$1,795.86</text:p>
          </table:table-cell>
          <table:table-cell table:formula="of:=[.C20]*[.$C$4]" office:value-type="currency" office:currency="USD" office:value="89.7928163011065">
            <text:p>$89.79</text:p>
          </table:table-cell>
        </table:table-row>
        <table:table-row table:style-name="ro1">
          <table:table-cell/>
          <table:table-cell office:value-type="float" office:value="2030">
            <text:p>2030</text:p>
          </table:table-cell>
          <table:table-cell table:formula="of:=[.C20]+[.D20]" office:value-type="currency" office:currency="USD" office:value="1885.64914232324">
            <text:p>$1,885.65</text:p>
          </table:table-cell>
          <table:table-cell table:formula="of:=[.C21]*[.$C$4]" office:value-type="currency" office:currency="USD" office:value="94.2824571161618">
            <text:p>$94.28</text:p>
          </table:table-cell>
        </table:table-row>
        <table:table-row table:style-name="ro1">
          <table:table-cell/>
          <table:table-cell office:value-type="float" office:value="2031">
            <text:p>2031</text:p>
          </table:table-cell>
          <table:table-cell table:formula="of:=[.C21]+[.D21]" office:value-type="currency" office:currency="USD" office:value="1979.9315994394">
            <text:p>$1,979.93</text:p>
          </table:table-cell>
          <table:table-cell table:formula="of:=[.C22]*[.$C$4]" office:value-type="currency" office:currency="USD" office:value="98.9965799719699">
            <text:p>$99.00</text:p>
          </table:table-cell>
        </table:table-row>
        <table:table-row table:style-name="ro1">
          <table:table-cell/>
          <table:table-cell office:value-type="float" office:value="2032">
            <text:p>2032</text:p>
          </table:table-cell>
          <table:table-cell table:formula="of:=[.C22]+[.D22]" office:value-type="currency" office:currency="USD" office:value="2078.92817941137">
            <text:p>$2,078.93</text:p>
          </table:table-cell>
          <table:table-cell table:formula="of:=[.C23]*[.$C$4]" office:value-type="currency" office:currency="USD" office:value="103.946408970568">
            <text:p>$103.95</text:p>
          </table:table-cell>
        </table:table-row>
        <table:table-row table:style-name="ro1">
          <table:table-cell/>
          <table:table-cell office:value-type="float" office:value="2033">
            <text:p>2033</text:p>
          </table:table-cell>
          <table:table-cell table:formula="of:=[.C23]+[.D23]" office:value-type="currency" office:currency="USD" office:value="2182.87458838194">
            <text:p>$2,182.87</text:p>
          </table:table-cell>
          <table:table-cell table:formula="of:=[.C24]*[.$C$4]" office:value-type="currency" office:currency="USD" office:value="109.143729419097">
            <text:p>$109.14</text:p>
          </table:table-cell>
        </table:table-row>
        <table:table-row table:style-name="ro1">
          <table:table-cell/>
          <table:table-cell office:value-type="float" office:value="2034">
            <text:p>2034</text:p>
          </table:table-cell>
          <table:table-cell table:formula="of:=[.C24]+[.D24]" office:value-type="currency" office:currency="USD" office:value="2292.01831780103">
            <text:p>$2,292.02</text:p>
          </table:table-cell>
          <table:table-cell table:formula="of:=[.C25]*[.$C$4]" office:value-type="currency" office:currency="USD" office:value="114.600915890052">
            <text:p>$114.60</text:p>
          </table:table-cell>
        </table:table-row>
        <table:table-row table:style-name="ro1">
          <table:table-cell/>
          <table:table-cell office:value-type="float" office:value="2035">
            <text:p>2035</text:p>
          </table:table-cell>
          <table:table-cell table:formula="of:=[.C25]+[.D25]" office:value-type="currency" office:currency="USD" office:value="2406.61923369108">
            <text:p>$2,406.62</text:p>
          </table:table-cell>
          <table:table-cell table:formula="of:=[.C26]*[.$C$4]" office:value-type="currency" office:currency="USD" office:value="120.330961684554">
            <text:p>$120.33</text:p>
          </table:table-cell>
        </table:table-row>
        <table:table-row table:style-name="ro1">
          <table:table-cell/>
          <table:table-cell office:value-type="float" office:value="2036">
            <text:p>2036</text:p>
          </table:table-cell>
          <table:table-cell table:formula="of:=[.C26]+[.D26]" office:value-type="currency" office:currency="USD" office:value="2526.95019537564">
            <text:p>$2,526.95</text:p>
          </table:table-cell>
          <table:table-cell table:formula="of:=[.C27]*[.$C$4]" office:value-type="currency" office:currency="USD" office:value="126.347509768782">
            <text:p>$126.35</text:p>
          </table:table-cell>
        </table:table-row>
        <table:table-row table:style-name="ro1">
          <table:table-cell/>
          <table:table-cell office:value-type="float" office:value="2037">
            <text:p>2037</text:p>
          </table:table-cell>
          <table:table-cell table:formula="of:=[.C27]+[.D27]" office:value-type="currency" office:currency="USD" office:value="2653.29770514442">
            <text:p>$2,653.30</text:p>
          </table:table-cell>
          <table:table-cell table:formula="of:=[.C28]*[.$C$4]" office:value-type="currency" office:currency="USD" office:value="132.664885257221">
            <text:p>$132.66</text:p>
          </table:table-cell>
        </table:table-row>
        <table:table-row table:style-name="ro1">
          <table:table-cell/>
          <table:table-cell office:value-type="float" office:value="2038">
            <text:p>2038</text:p>
          </table:table-cell>
          <table:table-cell table:formula="of:=[.C28]+[.D28]" office:value-type="currency" office:currency="USD" office:value="2785.96259040164">
            <text:p>$2,785.96</text:p>
          </table:table-cell>
          <table:table-cell table:formula="of:=[.C29]*[.$C$4]" office:value-type="currency" office:currency="USD" office:value="139.298129520082">
            <text:p>$139.30</text:p>
          </table:table-cell>
        </table:table-row>
        <table:table-row table:style-name="ro1">
          <table:table-cell/>
          <table:table-cell office:value-type="float" office:value="2039">
            <text:p>2039</text:p>
          </table:table-cell>
          <table:table-cell table:formula="of:=[.C29]+[.D29]" office:value-type="currency" office:currency="USD" office:value="2925.26071992172">
            <text:p>$2,925.26</text:p>
          </table:table-cell>
          <table:table-cell table:formula="of:=[.C30]*[.$C$4]" office:value-type="currency" office:currency="USD" office:value="146.263035996086">
            <text:p>$146.26</text:p>
          </table:table-cell>
        </table:table-row>
        <table:table-row table:style-name="ro1">
          <table:table-cell/>
          <table:table-cell office:value-type="float" office:value="2040">
            <text:p>2040</text:p>
          </table:table-cell>
          <table:table-cell table:formula="of:=[.C30]+[.D30]" office:value-type="currency" office:currency="USD" office:value="3071.52375591781">
            <text:p>$3,071.52</text:p>
          </table:table-cell>
          <table:table-cell table:formula="of:=[.C31]*[.$C$4]" office:value-type="currency" office:currency="USD" office:value="153.57618779589">
            <text:p>$153.58</text:p>
          </table:table-cell>
        </table:table-row>
        <table:table-row table:style-name="ro1">
          <table:table-cell/>
          <table:table-cell office:value-type="float" office:value="2041">
            <text:p>2041</text:p>
          </table:table-cell>
          <table:table-cell table:formula="of:=[.C31]+[.D31]" office:value-type="currency" office:currency="USD" office:value="3225.0999437137">
            <text:p>$3,225.10</text:p>
          </table:table-cell>
          <table:table-cell table:formula="of:=[.C32]*[.$C$4]" office:value-type="currency" office:currency="USD" office:value="161.254997185685">
            <text:p>$161.25</text:p>
          </table:table-cell>
        </table:table-row>
        <table:table-row table:style-name="ro1">
          <table:table-cell/>
          <table:table-cell office:value-type="float" office:value="2042">
            <text:p>2042</text:p>
          </table:table-cell>
          <table:table-cell table:formula="of:=[.C32]+[.D32]" office:value-type="currency" office:currency="USD" office:value="3386.35494089938">
            <text:p>$3,386.35</text:p>
          </table:table-cell>
          <table:table-cell table:formula="of:=[.C33]*[.$C$4]" office:value-type="currency" office:currency="USD" office:value="169.317747044969">
            <text:p>$169.32</text:p>
          </table:table-cell>
        </table:table-row>
        <table:table-row table:style-name="ro1">
          <table:table-cell/>
          <table:table-cell office:value-type="float" office:value="2043">
            <text:p>2043</text:p>
          </table:table-cell>
          <table:table-cell table:formula="of:=[.C33]+[.D33]" office:value-type="currency" office:currency="USD" office:value="3555.67268794435">
            <text:p>$3,555.67</text:p>
          </table:table-cell>
          <table:table-cell table:formula="of:=[.C34]*[.$C$4]" office:value-type="currency" office:currency="USD" office:value="177.783634397218">
            <text:p>$177.78</text:p>
          </table:table-cell>
        </table:table-row>
        <table:table-row table:style-name="ro1">
          <table:table-cell/>
          <table:table-cell office:value-type="float" office:value="2044">
            <text:p>2044</text:p>
          </table:table-cell>
          <table:table-cell table:formula="of:=[.C34]+[.D34]" office:value-type="currency" office:currency="USD" office:value="3733.45632234157">
            <text:p>$3,733.46</text:p>
          </table:table-cell>
          <table:table-cell table:formula="of:=[.C35]*[.$C$4]" office:value-type="currency" office:currency="USD" office:value="186.672816117079">
            <text:p>$186.67</text:p>
          </table:table-cell>
        </table:table-row>
        <table:table-row table:style-name="ro1">
          <table:table-cell/>
          <table:table-cell office:value-type="float" office:value="2045">
            <text:p>2045</text:p>
          </table:table-cell>
          <table:table-cell table:formula="of:=[.C35]+[.D35]" office:value-type="currency" office:currency="USD" office:value="3920.12913845865">
            <text:p>$3,920.13</text:p>
          </table:table-cell>
          <table:table-cell table:formula="of:=[.C36]*[.$C$4]" office:value-type="currency" office:currency="USD" office:value="196.006456922933">
            <text:p>$196.01</text:p>
          </table:table-cell>
        </table:table-row>
        <table:table-row table:style-name="ro1">
          <table:table-cell/>
          <table:table-cell office:value-type="float" office:value="2046">
            <text:p>2046</text:p>
          </table:table-cell>
          <table:table-cell table:formula="of:=[.C36]+[.D36]" office:value-type="currency" office:currency="USD" office:value="4116.13559538158">
            <text:p>$4,116.14</text:p>
          </table:table-cell>
          <table:table-cell table:formula="of:=[.C37]*[.$C$4]" office:value-type="currency" office:currency="USD" office:value="205.806779769079">
            <text:p>$205.81</text:p>
          </table:table-cell>
        </table:table-row>
        <table:table-row table:style-name="ro1">
          <table:table-cell/>
          <table:table-cell office:value-type="float" office:value="2047">
            <text:p>2047</text:p>
          </table:table-cell>
          <table:table-cell table:formula="of:=[.C37]+[.D37]" office:value-type="currency" office:currency="USD" office:value="4321.94237515066">
            <text:p>$4,321.94</text:p>
          </table:table-cell>
          <table:table-cell table:formula="of:=[.C38]*[.$C$4]" office:value-type="currency" office:currency="USD" office:value="216.097118757533">
            <text:p>$216.10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table:formula="of:=[.C38]+[.D38]" office:value-type="currency" office:currency="USD" office:value="4538.0394939082">
            <text:p>$4,538.04</text:p>
          </table:table-cell>
          <table:table-cell table:formula="of:=[.C39]*[.$C$4]" office:value-type="currency" office:currency="USD" office:value="226.90197469541">
            <text:p>$226.90</text:p>
          </table:table-cell>
        </table:table-row>
        <table:table-row table:style-name="ro1">
          <table:table-cell/>
          <table:table-cell office:value-type="float" office:value="2049">
            <text:p>2049</text:p>
          </table:table-cell>
          <table:table-cell table:formula="of:=[.C39]+[.D39]" office:value-type="currency" office:currency="USD" office:value="4764.94146860361">
            <text:p>$4,764.94</text:p>
          </table:table-cell>
          <table:table-cell table:formula="of:=[.C40]*[.$C$4]" office:value-type="currency" office:currency="USD" office:value="238.24707343018">
            <text:p>$238.25</text:p>
          </table:table-cell>
        </table:table-row>
        <table:table-row table:style-name="ro1">
          <table:table-cell/>
          <table:table-cell office:value-type="float" office:value="2050">
            <text:p>2050</text:p>
          </table:table-cell>
          <table:table-cell table:formula="of:=[.C40]+[.D40]" office:value-type="currency" office:currency="USD" office:value="5003.18854203379">
            <text:p>$5,003.19</text:p>
          </table:table-cell>
          <table:table-cell table:formula="of:=[.C41]*[.$C$4]" office:value-type="currency" office:currency="USD" office:value="250.159427101689">
            <text:p>$250.16</text:p>
          </table:table-cell>
        </table:table-row>
        <table:table-row table:style-name="ro1">
          <table:table-cell/>
          <table:table-cell office:value-type="float" office:value="2051">
            <text:p>2051</text:p>
          </table:table-cell>
          <table:table-cell table:formula="of:=[.C41]+[.D41]" office:value-type="currency" office:currency="USD" office:value="5253.34796913548">
            <text:p>$5,253.35</text:p>
          </table:table-cell>
          <table:table-cell table:formula="of:=[.C42]*[.$C$4]" office:value-type="currency" office:currency="USD" office:value="262.667398456774">
            <text:p>$262.67</text:p>
          </table:table-cell>
        </table:table-row>
        <table:table-row table:style-name="ro1" table:number-rows-repeated="1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y Expenses" table:style-name="ta1" table:print="false">
        <table:table-column table:style-name="co5" table:default-cell-style-name="ce7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row table:style-name="ro2">
          <table:table-cell table:style-name="ce5" office:value-type="string" table:number-columns-spanned="6" table:number-rows-spanned="1">
            <text:p>Expenses</text:p>
          </table:table-cell>
          <table:covered-table-cell table:number-columns-repeated="2" table:style-name="Default"/>
          <table:covered-table-cell/>
          <table:covered-table-cell table:number-columns-repeated="2" table:style-name="Default"/>
        </table:table-row>
        <table:table-row table:style-name="ro1">
          <table:table-cell table:style-name="Default"/>
          <table:table-cell table:style-name="ce10" office:value-type="string" table:number-columns-spanned="2" table:number-rows-spanned="1">
            <text:p>Amount Spendable Monthly</text:p>
          </table:table-cell>
          <table:covered-table-cell table:style-name="Default"/>
          <table:table-cell/>
          <table:table-cell table:style-name="ce10" table:number-columns-spanned="2" table:number-rows-spanned="1"/>
          <table:covered-table-cell table:style-name="Default"/>
        </table:table-row>
        <table:table-row table:style-name="ro1">
          <table:table-cell table:style-name="Default" office:value-type="string">
            <text:p>Name</text:p>
          </table:table-cell>
          <table:table-cell table:style-name="ce1" office:value-type="string">
            <text:p>Minimum</text:p>
          </table:table-cell>
          <table:table-cell table:style-name="ce1" office:value-type="string">
            <text:p>Maximum 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6" office:value-type="string">
            <text:p>Utilities</text:p>
          </table:table-cell>
          <table:table-cell table:number-columns-repeated="2" office:value-type="currency" office:currency="USD" office:value="200">
            <text:p>$200.00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Internet/T.V.</text:p>
          </table:table-cell>
          <table:table-cell office:value-type="currency" office:currency="USD" office:value="70">
            <text:p>$70.00</text:p>
          </table:table-cell>
          <table:table-cell office:value-type="currency" office:currency="USD" office:value="50">
            <text:p>$50.00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Health Insurance</text:p>
          </table:table-cell>
          <table:table-cell table:number-columns-repeated="2" office:value-type="currency" office:currency="USD" office:value="0">
            <text:p>$0.00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Phone Bill</text:p>
          </table:table-cell>
          <table:table-cell table:number-columns-repeated="2" office:value-type="currency" office:currency="USD" office:value="50">
            <text:p>$50.00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7"/>
          <table:table-cell table:number-columns-repeated="2"/>
        </table:table-row>
        <table:table-row table:style-name="ro1">
          <table:table-cell office:value-type="string">
            <text:p>School</text:p>
          </table:table-cell>
          <table:table-cell office:value-type="currency" office:currency="USD" office:value="100">
            <text:p>$100.00</text:p>
          </table:table-cell>
          <table:table-cell office:value-type="currency" office:currency="USD" office:value="200">
            <text:p>$200.00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Car Payment/Insurance/Gas</text:p>
          </table:table-cell>
          <table:table-cell office:value-type="currency" office:currency="USD" office:value="90">
            <text:p>$90.00</text:p>
          </table:table-cell>
          <table:table-cell office:value-type="currency" office:currency="USD" office:value="0">
            <text:p>$0.00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Pet</text:p>
          </table:table-cell>
          <table:table-cell table:style-name="ce11" office:value-type="currency" office:currency="USD" office:value="30">
            <text:p>$30.00</text:p>
          </table:table-cell>
          <table:table-cell table:style-name="ce11" office:value-type="currency" office:currency="USD" office:value="50">
            <text:p>$50.00</text:p>
          </table:table-cell>
          <table:table-cell/>
          <table:table-cell table:style-name="ce11" table:number-columns-repeated="2"/>
        </table:table-row>
        <table:table-row table:style-name="ro1">
          <table:table-cell table:style-name="Default" table:number-columns-repeated="3"/>
          <table:table-cell table:style-name="ce7"/>
          <table:table-cell table:number-columns-repeated="2"/>
        </table:table-row>
        <table:table-row table:style-name="ro1">
          <table:table-cell office:value-type="string">
            <text:p>House Payment/Insurance </text:p>
          </table:table-cell>
          <table:table-cell table:number-columns-repeated="2" office:value-type="currency" office:currency="USD" office:value="0">
            <text:p>$0.00</text:p>
          </table:table-cell>
          <table:table-cell table:number-columns-repeated="3"/>
        </table:table-row>
        <table:table-row table:style-name="ro1">
          <table:table-cell office:value-type="string">
            <text:p>Hygiene/Make-up</text:p>
          </table:table-cell>
          <table:table-cell office:value-type="currency" office:currency="USD" office:value="30">
            <text:p>$30.00</text:p>
          </table:table-cell>
          <table:table-cell office:value-type="currency" office:currency="USD" office:value="40">
            <text:p>$40.00</text:p>
          </table:table-cell>
          <table:table-cell table:number-columns-repeated="3"/>
        </table:table-row>
        <table:table-row table:style-name="ro1">
          <table:table-cell office:value-type="string">
            <text:p>Debt</text:p>
          </table:table-cell>
          <table:table-cell table:number-columns-repeated="2" office:value-type="currency" office:currency="USD" office:value="0">
            <text:p>$0.00</text:p>
          </table:table-cell>
          <table:table-cell table:number-columns-repeated="3"/>
        </table:table-row>
        <table:table-row table:style-name="ro1">
          <table:table-cell office:value-type="string">
            <text:p>Subscriptions </text:p>
          </table:table-cell>
          <table:table-cell table:number-columns-repeated="2" office:value-type="currency" office:currency="USD" office:value="0">
            <text:p>$0.00</text:p>
          </table:table-cell>
          <table:table-cell table:number-columns-repeated="3"/>
        </table:table-row>
        <table:table-row table:style-name="ro1">
          <table:table-cell office:value-type="string">
            <text:p>Medicine</text:p>
          </table:table-cell>
          <table:table-cell table:number-columns-repeated="2" office:value-type="currency" office:currency="USD" office:value="0">
            <text:p>$0.00</text:p>
          </table:table-cell>
          <table:table-cell table:number-columns-repeated="3"/>
        </table:table-row>
        <table:table-row table:style-name="ro1">
          <table:table-cell office:value-type="string">
            <text:p>Credit Card Payment</text:p>
          </table:table-cell>
          <table:table-cell table:number-columns-repeated="2" office:value-type="currency" office:currency="USD" office:value="0">
            <text:p>$0.0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7"/>
          <table:table-cell table:number-columns-repeated="2"/>
        </table:table-row>
        <table:table-row table:style-name="ro1">
          <table:table-cell table:style-name="ce8" office:value-type="string">
            <text:p>Total Needed</text:p>
          </table:table-cell>
          <table:table-cell table:style-name="Default" table:formula="of:=SUM([.B4:.B18])" office:value-type="currency" office:currency="USD" office:value="570">
            <text:p>$570.00</text:p>
          </table:table-cell>
          <table:table-cell table:style-name="Default" table:formula="of:=SUM([.C4:.C18])" office:value-type="currency" office:currency="USD" office:value="590">
            <text:p>$590.00</text:p>
          </table:table-cell>
          <table:table-cell table:style-name="ce8"/>
          <table:table-cell table:style-name="Default" table:number-columns-repeated="2"/>
        </table:table-row>
        <table:table-row table:style-name="ro1">
          <table:table-cell table:style-name="ce8" office:value-type="string">
            <text:p>Total Needed Yearly</text:p>
          </table:table-cell>
          <table:table-cell table:formula="of:=[.B20]*12" office:value-type="currency" office:currency="USD" office:value="6840">
            <text:p>$6,840.00</text:p>
          </table:table-cell>
          <table:table-cell table:formula="of:=[.C20]*12" office:value-type="currency" office:currency="USD" office:value="7080">
            <text:p>$7,080.00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ce12" office:value-type="string">
            <text:p>Part-time (20hrs)</text:p>
          </table:table-cell>
          <table:table-cell table:style-name="ce12" office:value-type="string">
            <text:p>Full-Time (40hrs)</text:p>
          </table:table-cell>
          <table:table-cell table:style-name="ce13"/>
          <table:table-cell table:style-name="ce12" table:number-columns-repeated="2"/>
        </table:table-row>
        <table:table-row table:style-name="ro1">
          <table:table-cell table:style-name="ce9" office:value-type="string">
            <text:p>Pay Check Monthly</text:p>
          </table:table-cell>
          <table:table-cell table:formula="of:=[Retirment.L36]" office:value-type="currency" office:currency="USD" office:value="9750">
            <text:p>$9,750.00</text:p>
          </table:table-cell>
          <table:table-cell table:formula="of:=[Retirment.S36]" office:value-type="currency" office:currency="USD" office:value="50550">
            <text:p>$50,550.0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Savings Monthly</text:p>
          </table:table-cell>
          <table:table-cell table:number-columns-repeated="5"/>
        </table:table-row>
      </table:table>
      <table:table table:name="Retirment" table:style-name="ta1" table:print="false">
        <table:table-column table:style-name="co1" table:default-cell-style-name="Default"/>
        <table:table-column table:style-name="co1" table:default-cell-style-name="ce1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8" table:default-cell-style-name="Default"/>
        <table:table-column table:style-name="co13" table:default-cell-style-name="ce1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3" office:value-type="percentage" office:value="0.6">
            <text:p>60.00%</text:p>
          </table:table-cell>
          <table:table-cell office:value-type="string">
            <text:p><text:s/>= Percent Salary to save for retirement</text:p>
          </table:table-cell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number-columns-repeated="4"/>
          <table:table-cell table:style-name="ce2" table:formula="of:=[.E5]-[.G10]-['My Expenses'.B21]" office:value-type="currency" office:currency="USD" office:value="5540">
            <text:p>$5,540.00</text:p>
          </table:table-cell>
          <table:table-cell office:value-type="string">
            <text:p><text:s/>= Extra Cash on Hand Yearly</text:p>
          </table:table-cell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number-columns-repeated="4"/>
          <table:table-cell table:style-name="ce3" office:value-type="percentage" office:value="0.05">
            <text:p>5.00%</text:p>
          </table:table-cell>
          <table:table-cell office:value-type="string">
            <text:p><text:s/>= Interest Rate</text:p>
          </table:table-cell>
          <table:table-cell table:number-columns-repeated="2"/>
          <table:table-cell table:style-name="ce4"/>
          <table:table-cell table:number-columns-repeated="10"/>
        </table:table-row>
        <table:table-row table:style-name="ro1">
          <table:table-cell table:number-columns-repeated="4"/>
          <table:table-cell table:style-name="ce2" table:formula="of:=[.J53]" office:value-type="currency" office:currency="USD" office:value="30950">
            <text:p>$30,950.00</text:p>
          </table:table-cell>
          <table:table-cell office:value-type="string">
            <text:p><text:s/>= Salary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$S$36]/[.$E$4]" office:value-type="currency" office:currency="USD" office:value="1011000">
            <text:p>$1,011,000.00</text:p>
          </table:table-cell>
          <table:table-cell table:style-name="ce14" office:value-type="string">
            <text:p><text:s/>= Savings Desired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2"/>
          <table:table-cell table:number-columns-repeated="14"/>
        </table:table-row>
        <table:table-row table:style-name="ro1">
          <table:table-cell/>
          <table:table-cell office:value-type="string">
            <text:p>Age</text:p>
          </table:table-cell>
          <table:table-cell table:style-name="ce1" office:value-type="string">
            <text:p>Year Working</text:p>
          </table:table-cell>
          <table:table-cell table:style-name="ce1" office:value-type="string">
            <text:p>Year </text:p>
          </table:table-cell>
          <table:table-cell table:style-name="ce1" office:value-type="string">
            <text:p>Purchase Price</text:p>
          </table:table-cell>
          <table:table-cell table:style-name="ce1" office:value-type="string">
            <text:p>Yearly gain of interest</text:p>
          </table:table-cell>
          <table:table-cell office:value-type="string">
            <text:p>Yearly Deposit</text:p>
          </table:table-cell>
          <table:table-cell table:style-name="ce1" office:value-type="string">
            <text:p>Extra Cash</text:p>
          </table:table-cell>
          <table:table-cell table:style-name="ce1" office:value-type="string" table:number-columns-spanned="4" table:number-rows-spanned="1">
            <text:p>Cleaning Shop</text:p>
          </table:table-cell>
          <table:covered-table-cell table:number-columns-repeated="3" table:style-name="ce1"/>
          <table:table-cell/>
          <table:table-cell table:style-name="ce1" office:value-type="string" table:number-columns-spanned="4" table:number-rows-spanned="1">
            <text:p>Job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 table:number-columns-repeated="8"/>
          <table:table-cell table:style-name="ce1" office:value-type="string">
            <text:p>Bi-Weekly</text:p>
          </table:table-cell>
          <table:table-cell table:style-name="ce1" office:value-type="string">
            <text:p>Dollar/Hour</text:p>
          </table:table-cell>
          <table:table-cell table:style-name="ce1" office:value-type="string">
            <text:p>Hours Worked</text:p>
          </table:table-cell>
          <table:table-cell table:style-name="ce1" office:value-type="string">
            <text:p>Total</text:p>
          </table:table-cell>
          <table:table-cell/>
          <table:table-cell table:style-name="ce1" office:value-type="string">
            <text:p>Bi-Weekly</text:p>
          </table:table-cell>
          <table:table-cell table:style-name="ce1" office:value-type="string">
            <text:p>Dollar/Hour</text:p>
          </table:table-cell>
          <table:table-cell table:style-name="ce1" office:value-type="string">
            <text:p>Hours Worked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17">
            <text:p>2017</text:p>
          </table:table-cell>
          <table:table-cell table:style-name="ce4" office:value-type="currency" office:currency="USD" office:value="0">
            <text:p>$0.00</text:p>
          </table:table-cell>
          <table:table-cell table:style-name="ce4" table:formula="of:=[.E10]*[.$E$4]" office:value-type="currency" office:currency="USD" office:value="0">
            <text:p>$0.00</text:p>
          </table:table-cell>
          <table:table-cell table:formula="of:=([.$E$5]*[.$E$2])+[.H10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1">
            <text:p>1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10]*[.K10]" office:value-type="currency" office:currency="USD" office:value="375">
            <text:p>$375.00</text:p>
          </table:table-cell>
          <table:table-cell/>
          <table:table-cell table:style-name="ce15" office:value-type="float" office:value="1">
            <text:p>1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10]*[.P10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018">
            <text:p>2018</text:p>
          </table:table-cell>
          <table:table-cell table:style-name="ce4" table:formula="of:=[.G10]" office:value-type="currency" office:currency="USD" office:value="18570">
            <text:p>$18,570.00</text:p>
          </table:table-cell>
          <table:table-cell table:style-name="ce4" table:formula="of:=[.E11]*[.$E$4]" office:value-type="currency" office:currency="USD" office:value="928.5">
            <text:p>$928.50</text:p>
          </table:table-cell>
          <table:table-cell table:formula="of:=([.$E$5]*[.$E$2])+[.H11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2">
            <text:p>2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11]*[.K11]" office:value-type="currency" office:currency="USD" office:value="375">
            <text:p>$375.00</text:p>
          </table:table-cell>
          <table:table-cell/>
          <table:table-cell table:style-name="ce15" office:value-type="float" office:value="2">
            <text:p>2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11]*[.P11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19">
            <text:p>2019</text:p>
          </table:table-cell>
          <table:table-cell table:style-name="ce4" table:formula="of:=[.E11]+[.F11]+[.G11]" office:value-type="currency" office:currency="USD" office:value="38068.5">
            <text:p>$38,068.50</text:p>
          </table:table-cell>
          <table:table-cell table:style-name="ce4" table:formula="of:=[.E12]*[.$E$4]" office:value-type="currency" office:currency="USD" office:value="1903.425">
            <text:p>$1,903.43</text:p>
          </table:table-cell>
          <table:table-cell table:formula="of:=([.$E$5]*[.$E$2])+[.H12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3">
            <text:p>3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12]*[.K12]" office:value-type="currency" office:currency="USD" office:value="375">
            <text:p>$375.00</text:p>
          </table:table-cell>
          <table:table-cell/>
          <table:table-cell table:style-name="ce15" office:value-type="float" office:value="3">
            <text:p>3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12]*[.P12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020">
            <text:p>2020</text:p>
          </table:table-cell>
          <table:table-cell table:style-name="ce4" table:formula="of:=[.E12]+[.F12]+[.G12]" office:value-type="currency" office:currency="USD" office:value="58541.925">
            <text:p>$58,541.93</text:p>
          </table:table-cell>
          <table:table-cell table:style-name="ce4" table:formula="of:=[.E13]*[.$E$4]" office:value-type="currency" office:currency="USD" office:value="2927.09625">
            <text:p>$2,927.10</text:p>
          </table:table-cell>
          <table:table-cell table:formula="of:=([.$E$5]*[.$E$2])+[.H13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4">
            <text:p>4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13]*[.K13]" office:value-type="currency" office:currency="USD" office:value="375">
            <text:p>$375.00</text:p>
          </table:table-cell>
          <table:table-cell/>
          <table:table-cell table:style-name="ce15" office:value-type="float" office:value="4">
            <text:p>4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13]*[.P13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21">
            <text:p>2021</text:p>
          </table:table-cell>
          <table:table-cell table:style-name="ce4" table:formula="of:=[.E13]+[.F13]+[.G13]" office:value-type="currency" office:currency="USD" office:value="80039.02125">
            <text:p>$80,039.02</text:p>
          </table:table-cell>
          <table:table-cell table:style-name="ce4" table:formula="of:=[.E14]*[.$E$4]" office:value-type="currency" office:currency="USD" office:value="4001.9510625">
            <text:p>$4,001.95</text:p>
          </table:table-cell>
          <table:table-cell table:formula="of:=([.$E$5]*[.$E$2])+[.H14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5">
            <text:p>5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14]*[.K14]" office:value-type="currency" office:currency="USD" office:value="375">
            <text:p>$375.00</text:p>
          </table:table-cell>
          <table:table-cell/>
          <table:table-cell table:style-name="ce15" office:value-type="float" office:value="5">
            <text:p>5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14]*[.P14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22">
            <text:p>2022</text:p>
          </table:table-cell>
          <table:table-cell table:style-name="ce4" table:formula="of:=[.E14]+[.F14]+[.G14]" office:value-type="currency" office:currency="USD" office:value="102610.9723125">
            <text:p>$102,610.97</text:p>
          </table:table-cell>
          <table:table-cell table:style-name="ce4" table:formula="of:=[.E15]*[.$E$4]" office:value-type="currency" office:currency="USD" office:value="5130.548615625">
            <text:p>$5,130.55</text:p>
          </table:table-cell>
          <table:table-cell table:formula="of:=([.$E$5]*[.$E$2])+[.H15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6">
            <text:p>6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15]*[.K15]" office:value-type="currency" office:currency="USD" office:value="375">
            <text:p>$375.00</text:p>
          </table:table-cell>
          <table:table-cell/>
          <table:table-cell table:style-name="ce15" office:value-type="float" office:value="6">
            <text:p>6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15]*[.P15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23">
            <text:p>2023</text:p>
          </table:table-cell>
          <table:table-cell table:style-name="ce4" table:formula="of:=[.E15]+[.F15]+[.G15]" office:value-type="currency" office:currency="USD" office:value="126311.520928125">
            <text:p>$126,311.52</text:p>
          </table:table-cell>
          <table:table-cell table:style-name="ce4" table:formula="of:=[.E16]*[.$E$4]" office:value-type="currency" office:currency="USD" office:value="6315.57604640625">
            <text:p>$6,315.58</text:p>
          </table:table-cell>
          <table:table-cell table:formula="of:=([.$E$5]*[.$E$2])+[.H16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7">
            <text:p>7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16]*[.K16]" office:value-type="currency" office:currency="USD" office:value="375">
            <text:p>$375.00</text:p>
          </table:table-cell>
          <table:table-cell/>
          <table:table-cell table:style-name="ce15" office:value-type="float" office:value="7">
            <text:p>7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16]*[.P16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024">
            <text:p>2024</text:p>
          </table:table-cell>
          <table:table-cell table:style-name="ce4" table:formula="of:=[.E16]+[.F16]+[.G16]" office:value-type="currency" office:currency="USD" office:value="151197.096974531">
            <text:p>$151,197.10</text:p>
          </table:table-cell>
          <table:table-cell table:style-name="ce4" table:formula="of:=[.E17]*[.$E$4]" office:value-type="currency" office:currency="USD" office:value="7559.85484872656">
            <text:p>$7,559.85</text:p>
          </table:table-cell>
          <table:table-cell table:formula="of:=([.$E$5]*[.$E$2])+[.H17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8">
            <text:p>8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17]*[.K17]" office:value-type="currency" office:currency="USD" office:value="375">
            <text:p>$375.00</text:p>
          </table:table-cell>
          <table:table-cell/>
          <table:table-cell table:style-name="ce15" office:value-type="float" office:value="8">
            <text:p>8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17]*[.P17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025">
            <text:p>2025</text:p>
          </table:table-cell>
          <table:table-cell table:style-name="ce4" table:formula="of:=[.E17]+[.F17]+[.G17]" office:value-type="currency" office:currency="USD" office:value="177326.951823258">
            <text:p>$177,326.95</text:p>
          </table:table-cell>
          <table:table-cell table:style-name="ce4" table:formula="of:=[.E18]*[.$E$4]" office:value-type="currency" office:currency="USD" office:value="8866.34759116289">
            <text:p>$8,866.35</text:p>
          </table:table-cell>
          <table:table-cell table:formula="of:=([.$E$5]*[.$E$2])+[.H18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9">
            <text:p>9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18]*[.K18]" office:value-type="currency" office:currency="USD" office:value="375">
            <text:p>$375.00</text:p>
          </table:table-cell>
          <table:table-cell/>
          <table:table-cell table:style-name="ce15" office:value-type="float" office:value="9">
            <text:p>9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18]*[.P18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26">
            <text:p>2026</text:p>
          </table:table-cell>
          <table:table-cell table:style-name="ce4" table:formula="of:=[.E18]+[.F18]+[.G18]" office:value-type="currency" office:currency="USD" office:value="204763.299414421">
            <text:p>$204,763.30</text:p>
          </table:table-cell>
          <table:table-cell table:style-name="ce4" table:formula="of:=[.E19]*[.$E$4]" office:value-type="currency" office:currency="USD" office:value="10238.164970721">
            <text:p>$10,238.16</text:p>
          </table:table-cell>
          <table:table-cell table:formula="of:=([.$E$5]*[.$E$2])+[.H19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10">
            <text:p>10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19]*[.K19]" office:value-type="currency" office:currency="USD" office:value="375">
            <text:p>$375.00</text:p>
          </table:table-cell>
          <table:table-cell/>
          <table:table-cell table:style-name="ce15" office:value-type="float" office:value="10">
            <text:p>10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19]*[.P19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27">
            <text:p>2027</text:p>
          </table:table-cell>
          <table:table-cell table:style-name="ce4" table:formula="of:=[.E19]+[.F19]+[.G19]" office:value-type="currency" office:currency="USD" office:value="233571.464385142">
            <text:p>$233,571.46</text:p>
          </table:table-cell>
          <table:table-cell table:style-name="ce4" table:formula="of:=[.E20]*[.$E$4]" office:value-type="currency" office:currency="USD" office:value="11678.5732192571">
            <text:p>$11,678.57</text:p>
          </table:table-cell>
          <table:table-cell table:formula="of:=([.$E$5]*[.$E$2])+[.H20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11">
            <text:p>11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20]*[.K20]" office:value-type="currency" office:currency="USD" office:value="375">
            <text:p>$375.00</text:p>
          </table:table-cell>
          <table:table-cell/>
          <table:table-cell table:style-name="ce15" office:value-type="float" office:value="11">
            <text:p>11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20]*[.P20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28">
            <text:p>2028</text:p>
          </table:table-cell>
          <table:table-cell table:style-name="ce4" table:formula="of:=[.E20]+[.F20]+[.G20]" office:value-type="currency" office:currency="USD" office:value="263820.037604399">
            <text:p>$263,820.04</text:p>
          </table:table-cell>
          <table:table-cell table:style-name="ce4" table:formula="of:=[.E21]*[.$E$4]" office:value-type="currency" office:currency="USD" office:value="13191.0018802199">
            <text:p>$13,191.00</text:p>
          </table:table-cell>
          <table:table-cell table:formula="of:=([.$E$5]*[.$E$2])+[.H21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12">
            <text:p>12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21]*[.K21]" office:value-type="currency" office:currency="USD" office:value="375">
            <text:p>$375.00</text:p>
          </table:table-cell>
          <table:table-cell/>
          <table:table-cell table:style-name="ce15" office:value-type="float" office:value="12">
            <text:p>12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21]*[.P21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029">
            <text:p>2029</text:p>
          </table:table-cell>
          <table:table-cell table:style-name="ce4" table:formula="of:=[.E21]+[.F21]+[.G21]" office:value-type="currency" office:currency="USD" office:value="295581.039484619">
            <text:p>$295,581.04</text:p>
          </table:table-cell>
          <table:table-cell table:style-name="ce4" table:formula="of:=[.E22]*[.$E$4]" office:value-type="currency" office:currency="USD" office:value="14779.0519742309">
            <text:p>$14,779.05</text:p>
          </table:table-cell>
          <table:table-cell table:formula="of:=([.$E$5]*[.$E$2])+[.H22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13">
            <text:p>13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22]*[.K22]" office:value-type="currency" office:currency="USD" office:value="375">
            <text:p>$375.00</text:p>
          </table:table-cell>
          <table:table-cell/>
          <table:table-cell table:style-name="ce15" office:value-type="float" office:value="13">
            <text:p>13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22]*[.P22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030">
            <text:p>2030</text:p>
          </table:table-cell>
          <table:table-cell table:style-name="ce4" table:formula="of:=[.E22]+[.F22]+[.G22]" office:value-type="currency" office:currency="USD" office:value="328930.09145885">
            <text:p>$328,930.09</text:p>
          </table:table-cell>
          <table:table-cell table:style-name="ce4" table:formula="of:=[.E23]*[.$E$4]" office:value-type="currency" office:currency="USD" office:value="16446.5045729425">
            <text:p>$16,446.50</text:p>
          </table:table-cell>
          <table:table-cell table:formula="of:=([.$E$5]*[.$E$2])+[.H23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14">
            <text:p>14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23]*[.K23]" office:value-type="currency" office:currency="USD" office:value="375">
            <text:p>$375.00</text:p>
          </table:table-cell>
          <table:table-cell/>
          <table:table-cell table:style-name="ce15" office:value-type="float" office:value="14">
            <text:p>14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23]*[.P23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031">
            <text:p>2031</text:p>
          </table:table-cell>
          <table:table-cell table:style-name="ce4" table:formula="of:=[.E23]+[.F23]+[.G23]" office:value-type="currency" office:currency="USD" office:value="363946.596031792">
            <text:p>$363,946.60</text:p>
          </table:table-cell>
          <table:table-cell table:style-name="ce4" table:formula="of:=[.E24]*[.$E$4]" office:value-type="currency" office:currency="USD" office:value="18197.3298015896">
            <text:p>$18,197.33</text:p>
          </table:table-cell>
          <table:table-cell table:formula="of:=([.$E$5]*[.$E$2])+[.H24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15">
            <text:p>15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24]*[.K24]" office:value-type="currency" office:currency="USD" office:value="375">
            <text:p>$375.00</text:p>
          </table:table-cell>
          <table:table-cell/>
          <table:table-cell table:style-name="ce15" office:value-type="float" office:value="15">
            <text:p>15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24]*[.P24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032">
            <text:p>2032</text:p>
          </table:table-cell>
          <table:table-cell table:style-name="ce4" table:formula="of:=[.E24]+[.F24]+[.G24]" office:value-type="currency" office:currency="USD" office:value="400713.925833382">
            <text:p>$400,713.93</text:p>
          </table:table-cell>
          <table:table-cell table:style-name="ce4" table:formula="of:=[.E25]*[.$E$4]" office:value-type="currency" office:currency="USD" office:value="20035.6962916691">
            <text:p>$20,035.70</text:p>
          </table:table-cell>
          <table:table-cell table:formula="of:=([.$E$5]*[.$E$2])+[.H25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16">
            <text:p>16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25]*[.K25]" office:value-type="currency" office:currency="USD" office:value="375">
            <text:p>$375.00</text:p>
          </table:table-cell>
          <table:table-cell/>
          <table:table-cell table:style-name="ce15" office:value-type="float" office:value="16">
            <text:p>16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25]*[.P25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33">
            <text:p>2033</text:p>
          </table:table-cell>
          <table:table-cell table:style-name="ce4" table:formula="of:=[.E25]+[.F25]+[.G25]" office:value-type="currency" office:currency="USD" office:value="439319.622125051">
            <text:p>$439,319.62</text:p>
          </table:table-cell>
          <table:table-cell table:style-name="ce4" table:formula="of:=[.E26]*[.$E$4]" office:value-type="currency" office:currency="USD" office:value="21965.9811062525">
            <text:p>$21,965.98</text:p>
          </table:table-cell>
          <table:table-cell table:formula="of:=([.$E$5]*[.$E$2])+[.H26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17">
            <text:p>17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26]*[.K26]" office:value-type="currency" office:currency="USD" office:value="375">
            <text:p>$375.00</text:p>
          </table:table-cell>
          <table:table-cell/>
          <table:table-cell table:style-name="ce15" office:value-type="float" office:value="17">
            <text:p>17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26]*[.P26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034">
            <text:p>2034</text:p>
          </table:table-cell>
          <table:table-cell table:style-name="ce4" table:formula="of:=[.E26]+[.F26]+[.G26]" office:value-type="currency" office:currency="USD" office:value="479855.603231303">
            <text:p>$479,855.60</text:p>
          </table:table-cell>
          <table:table-cell table:style-name="ce4" table:formula="of:=[.E27]*[.$E$4]" office:value-type="currency" office:currency="USD" office:value="23992.7801615652">
            <text:p>$23,992.78</text:p>
          </table:table-cell>
          <table:table-cell table:formula="of:=([.$E$5]*[.$E$2])+[.H27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18">
            <text:p>18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27]*[.K27]" office:value-type="currency" office:currency="USD" office:value="375">
            <text:p>$375.00</text:p>
          </table:table-cell>
          <table:table-cell/>
          <table:table-cell table:style-name="ce15" office:value-type="float" office:value="18">
            <text:p>18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27]*[.P27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035">
            <text:p>2035</text:p>
          </table:table-cell>
          <table:table-cell table:style-name="ce4" table:formula="of:=[.E27]+[.F27]+[.G27]" office:value-type="currency" office:currency="USD" office:value="522418.383392869">
            <text:p>$522,418.38</text:p>
          </table:table-cell>
          <table:table-cell table:style-name="ce4" table:formula="of:=[.E28]*[.$E$4]" office:value-type="currency" office:currency="USD" office:value="26120.9191696434">
            <text:p>$26,120.92</text:p>
          </table:table-cell>
          <table:table-cell table:formula="of:=([.$E$5]*[.$E$2])+[.H28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19">
            <text:p>19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28]*[.K28]" office:value-type="currency" office:currency="USD" office:value="375">
            <text:p>$375.00</text:p>
          </table:table-cell>
          <table:table-cell/>
          <table:table-cell table:style-name="ce15" office:value-type="float" office:value="19">
            <text:p>19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28]*[.P28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36">
            <text:p>2036</text:p>
          </table:table-cell>
          <table:table-cell table:style-name="ce4" table:formula="of:=[.E28]+[.F28]+[.G28]" office:value-type="currency" office:currency="USD" office:value="567109.302562512">
            <text:p>$567,109.30</text:p>
          </table:table-cell>
          <table:table-cell table:style-name="ce4" table:formula="of:=[.E29]*[.$E$4]" office:value-type="currency" office:currency="USD" office:value="28355.4651281256">
            <text:p>$28,355.47</text:p>
          </table:table-cell>
          <table:table-cell table:formula="of:=([.$E$5]*[.$E$2])+[.H29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20">
            <text:p>20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29]*[.K29]" office:value-type="currency" office:currency="USD" office:value="375">
            <text:p>$375.00</text:p>
          </table:table-cell>
          <table:table-cell/>
          <table:table-cell table:style-name="ce15" office:value-type="float" office:value="20">
            <text:p>20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29]*[.P29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37">
            <text:p>2037</text:p>
          </table:table-cell>
          <table:table-cell table:style-name="ce4" table:formula="of:=[.E29]+[.F29]+[.G29]" office:value-type="currency" office:currency="USD" office:value="614034.767690638">
            <text:p>$614,034.77</text:p>
          </table:table-cell>
          <table:table-cell table:style-name="ce4" table:formula="of:=[.E30]*[.$E$4]" office:value-type="currency" office:currency="USD" office:value="30701.7383845319">
            <text:p>$30,701.74</text:p>
          </table:table-cell>
          <table:table-cell table:formula="of:=([.$E$5]*[.$E$2])+[.H30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21">
            <text:p>21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30]*[.K30]" office:value-type="currency" office:currency="USD" office:value="375">
            <text:p>$375.00</text:p>
          </table:table-cell>
          <table:table-cell/>
          <table:table-cell table:style-name="ce15" office:value-type="float" office:value="21">
            <text:p>21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30]*[.P30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038">
            <text:p>2038</text:p>
          </table:table-cell>
          <table:table-cell table:style-name="ce4" table:formula="of:=[.E30]+[.F30]+[.G30]" office:value-type="currency" office:currency="USD" office:value="663306.50607517">
            <text:p>$663,306.51</text:p>
          </table:table-cell>
          <table:table-cell table:style-name="ce4" table:formula="of:=[.E31]*[.$E$4]" office:value-type="currency" office:currency="USD" office:value="33165.3253037585">
            <text:p>$33,165.33</text:p>
          </table:table-cell>
          <table:table-cell table:formula="of:=([.$E$5]*[.$E$2])+[.H31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22">
            <text:p>22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31]*[.K31]" office:value-type="currency" office:currency="USD" office:value="375">
            <text:p>$375.00</text:p>
          </table:table-cell>
          <table:table-cell/>
          <table:table-cell table:style-name="ce15" office:value-type="float" office:value="22">
            <text:p>22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31]*[.P31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039">
            <text:p>2039</text:p>
          </table:table-cell>
          <table:table-cell table:style-name="ce4" table:formula="of:=[.E31]+[.F31]+[.G31]" office:value-type="currency" office:currency="USD" office:value="715041.831378928">
            <text:p>$715,041.83</text:p>
          </table:table-cell>
          <table:table-cell table:style-name="ce4" table:formula="of:=[.E32]*[.$E$4]" office:value-type="currency" office:currency="USD" office:value="35752.0915689464">
            <text:p>$35,752.09</text:p>
          </table:table-cell>
          <table:table-cell table:formula="of:=([.$E$5]*[.$E$2])+[.H32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23">
            <text:p>23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32]*[.K32]" office:value-type="currency" office:currency="USD" office:value="375">
            <text:p>$375.00</text:p>
          </table:table-cell>
          <table:table-cell/>
          <table:table-cell table:style-name="ce15" office:value-type="float" office:value="23">
            <text:p>23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32]*[.P32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>
            <text:p>4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040">
            <text:p>2040</text:p>
          </table:table-cell>
          <table:table-cell table:style-name="ce4" table:formula="of:=[.E32]+[.F32]+[.G32]" office:value-type="currency" office:currency="USD" office:value="769363.922947874">
            <text:p>$769,363.92</text:p>
          </table:table-cell>
          <table:table-cell table:style-name="ce4" table:formula="of:=[.E33]*[.$E$4]" office:value-type="currency" office:currency="USD" office:value="38468.1961473937">
            <text:p>$38,468.20</text:p>
          </table:table-cell>
          <table:table-cell table:formula="of:=([.$E$5]*[.$E$2])+[.H33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24">
            <text:p>24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33]*[.K33]" office:value-type="currency" office:currency="USD" office:value="375">
            <text:p>$375.00</text:p>
          </table:table-cell>
          <table:table-cell/>
          <table:table-cell table:style-name="ce15" office:value-type="float" office:value="24">
            <text:p>24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33]*[.P33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041">
            <text:p>2041</text:p>
          </table:table-cell>
          <table:table-cell table:style-name="ce4" table:formula="of:=[.E33]+[.F33]+[.G33]" office:value-type="currency" office:currency="USD" office:value="826402.119095268">
            <text:p>$826,402.12</text:p>
          </table:table-cell>
          <table:table-cell table:style-name="ce4" table:formula="of:=[.E34]*[.$E$4]" office:value-type="currency" office:currency="USD" office:value="41320.1059547634">
            <text:p>$41,320.11</text:p>
          </table:table-cell>
          <table:table-cell table:formula="of:=([.$E$5]*[.$E$2])+[.H34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25">
            <text:p>25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34]*[.K34]" office:value-type="currency" office:currency="USD" office:value="375">
            <text:p>$375.00</text:p>
          </table:table-cell>
          <table:table-cell/>
          <table:table-cell table:style-name="ce15" office:value-type="float" office:value="25">
            <text:p>25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34]*[.P34]" office:value-type="currency" office:currency="USD" office:value="750">
            <text:p>$7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042">
            <text:p>2042</text:p>
          </table:table-cell>
          <table:table-cell table:style-name="ce4" table:formula="of:=[.E34]+[.F34]+[.G34]" office:value-type="currency" office:currency="USD" office:value="886292.225050032">
            <text:p>$886,292.23</text:p>
          </table:table-cell>
          <table:table-cell table:style-name="ce4" table:formula="of:=[.E35]*[.$E$4]" office:value-type="currency" office:currency="USD" office:value="44314.6112525016">
            <text:p>$44,314.61</text:p>
          </table:table-cell>
          <table:table-cell table:formula="of:=([.$E$5]*[.$E$2])+[.H35]" office:value-type="currency" office:currency="USD" office:value="18570">
            <text:p>$18,570.00</text:p>
          </table:table-cell>
          <table:table-cell table:style-name="ce4"/>
          <table:table-cell table:style-name="ce15" office:value-type="float" office:value="26">
            <text:p>26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25">
            <text:p>25</text:p>
          </table:table-cell>
          <table:table-cell table:style-name="ce1" table:formula="of:=[.J35]*[.K35]" office:value-type="currency" office:currency="USD" office:value="375">
            <text:p>$375.00</text:p>
          </table:table-cell>
          <table:table-cell/>
          <table:table-cell table:style-name="ce15" office:value-type="float" office:value="26">
            <text:p>26</text:p>
          </table:table-cell>
          <table:table-cell table:style-name="ce4" office:value-type="currency" office:currency="USD" office:value="15">
            <text:p>$15.00</text:p>
          </table:table-cell>
          <table:table-cell table:style-name="ce1" office:value-type="float" office:value="50">
            <text:p>50</text:p>
          </table:table-cell>
          <table:table-cell table:style-name="ce1" table:formula="of:=[.O35]*[.P35]" office:value-type="currency" office:currency="USD" office:value="750">
            <text:p>$750.00</text:p>
          </table:table-cell>
          <table:table-cell/>
          <table:table-cell table:style-name="ce1" office:value-type="string">
            <text:p>Total Earned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043">
            <text:p>2043</text:p>
          </table:table-cell>
          <table:table-cell table:style-name="ce4" table:formula="of:=[.E35]+[.F35]+[.G35]" office:value-type="currency" office:currency="USD" office:value="949176.836302533">
            <text:p>$949,176.84</text:p>
          </table:table-cell>
          <table:table-cell table:style-name="ce4" table:formula="of:=[.E36]*[.$E$4]" office:value-type="currency" office:currency="USD" office:value="47458.8418151267">
            <text:p>$47,458.84</text:p>
          </table:table-cell>
          <table:table-cell table:formula="of:=([.$E$5]*[.$E$2])+[.H36]" office:value-type="currency" office:currency="USD" office:value="18570">
            <text:p>$18,570.00</text:p>
          </table:table-cell>
          <table:table-cell table:style-name="ce4"/>
          <table:table-cell table:style-name="ce15"/>
          <table:table-cell table:style-name="ce1"/>
          <table:table-cell/>
          <table:table-cell table:style-name="ce1" table:formula="of:=SUM([.L10:.L35])" office:value-type="currency" office:currency="USD" office:value="9750">
            <text:p>$9,750.00</text:p>
          </table:table-cell>
          <table:table-cell/>
          <table:table-cell table:style-name="ce15"/>
          <table:table-cell table:style-name="ce1"/>
          <table:table-cell/>
          <table:table-cell table:style-name="ce1" table:formula="of:=SUM([.Q10:.Q35])" office:value-type="currency" office:currency="USD" office:value="19500">
            <text:p>$19,500.00</text:p>
          </table:table-cell>
          <table:table-cell/>
          <table:table-cell table:style-name="ce4" table:formula="of:=[.L36]+[.Q36]+[.Q39]" office:value-type="currency" office:currency="USD" office:value="50550">
            <text:p>$50,550.00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044">
            <text:p>2044</text:p>
          </table:table-cell>
          <table:table-cell table:style-name="ce4" table:formula="of:=[.E36]+[.F36]+[.G36]" office:value-type="currency" office:currency="USD" office:value="1015205.67811766">
            <text:p>$1,015,205.68</text:p>
          </table:table-cell>
          <table:table-cell table:style-name="ce4" table:formula="of:=[.E37]*[.$E$4]" office:value-type="currency" office:currency="USD" office:value="50760.283905883">
            <text:p>$50,760.28</text:p>
          </table:table-cell>
          <table:table-cell table:formula="of:=([.$E$5]*[.$E$2])+[.H37]" office:value-type="currency" office:currency="USD" office:value="18570">
            <text:p>$18,570.00</text:p>
          </table:table-cell>
          <table:table-cell table:style-name="ce4"/>
          <table:table-cell table:style-name="ce15"/>
          <table:table-cell table:style-name="ce1" office:value-type="string">
            <text:p>Monthly</text:p>
          </table:table-cell>
          <table:table-cell table:style-name="ce1" office:value-type="string">
            <text:p>Yearly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045">
            <text:p>2045</text:p>
          </table:table-cell>
          <table:table-cell table:style-name="ce4" table:formula="of:=[.E37]+[.F37]+[.G37]" office:value-type="currency" office:currency="USD" office:value="1084535.96202354">
            <text:p>$1,084,535.96</text:p>
          </table:table-cell>
          <table:table-cell table:style-name="ce4" table:formula="of:=[.E38]*[.$E$4]" office:value-type="currency" office:currency="USD" office:value="54226.7981011771">
            <text:p>$54,226.80</text:p>
          </table:table-cell>
          <table:table-cell table:formula="of:=([.$E$5]*[.$E$2])+[.H38]" office:value-type="currency" office:currency="USD" office:value="18570">
            <text:p>$18,570.00</text:p>
          </table:table-cell>
          <table:table-cell table:style-name="ce4"/>
          <table:table-cell table:style-name="ce15" office:value-type="string">
            <text:p>Mortgage</text:p>
          </table:table-cell>
          <table:table-cell table:style-name="ce4" office:value-type="currency" office:currency="USD" office:value="0">
            <text:p>$0.00</text:p>
          </table:table-cell>
          <table:table-cell table:style-name="ce4"/>
          <table:table-cell table:number-columns-repeated="5"/>
          <table:table-cell table:style-name="ce1" office:value-type="string">
            <text:p>Extra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>
            <text:p>5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46">
            <text:p>2046</text:p>
          </table:table-cell>
          <table:table-cell table:style-name="ce4" table:formula="of:=[.E38]+[.F38]+[.G38]" office:value-type="currency" office:currency="USD" office:value="1157332.76012472">
            <text:p>$1,157,332.76</text:p>
          </table:table-cell>
          <table:table-cell table:style-name="ce4" table:formula="of:=[.E39]*[.$E$4]" office:value-type="currency" office:currency="USD" office:value="57866.638006236">
            <text:p>$57,866.64</text:p>
          </table:table-cell>
          <table:table-cell table:formula="of:=([.$E$5]*[.$E$2])+[.H39]" office:value-type="currency" office:currency="USD" office:value="18570">
            <text:p>$18,570.00</text:p>
          </table:table-cell>
          <table:table-cell table:style-name="ce4"/>
          <table:table-cell table:style-name="ce15" office:value-type="string">
            <text:p>Income Tax</text:p>
          </table:table-cell>
          <table:table-cell table:style-name="ce4" office:value-type="currency" office:currency="USD" office:value="500">
            <text:p>$500.00</text:p>
          </table:table-cell>
          <table:table-cell table:style-name="ce4"/>
          <table:table-cell table:number-columns-repeated="5"/>
          <table:table-cell table:style-name="ce2" office:value-type="currency" office:currency="USD" office:value="21300">
            <text:p>$21,30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47">
            <text:p>2047</text:p>
          </table:table-cell>
          <table:table-cell table:style-name="ce4" table:formula="of:=[.E39]+[.F39]+[.G39]" office:value-type="currency" office:currency="USD" office:value="1233769.39813096">
            <text:p>$1,233,769.40</text:p>
          </table:table-cell>
          <table:table-cell table:style-name="ce4" table:formula="of:=[.E40]*[.$E$4]" office:value-type="currency" office:currency="USD" office:value="61688.4699065478">
            <text:p>$61,688.47</text:p>
          </table:table-cell>
          <table:table-cell table:formula="of:=([.$E$5]*[.$E$2])+[.H40]" office:value-type="currency" office:currency="USD" office:value="18570">
            <text:p>$18,570.00</text:p>
          </table:table-cell>
          <table:table-cell table:style-name="ce4"/>
          <table:table-cell table:style-name="ce15" office:value-type="string">
            <text:p>Property Tax</text:p>
          </table:table-cell>
          <table:table-cell table:style-name="ce4"/>
          <table:table-cell table:style-name="ce4" office:value-type="currency" office:currency="USD" office:value="1200">
            <text:p>$1,200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">
            <text:p>53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048">
            <text:p>2048</text:p>
          </table:table-cell>
          <table:table-cell table:style-name="ce4" table:formula="of:=[.E40]+[.F40]+[.G40]" office:value-type="currency" office:currency="USD" office:value="1314027.8680375">
            <text:p>$1,314,027.87</text:p>
          </table:table-cell>
          <table:table-cell table:style-name="ce4" table:formula="of:=[.E41]*[.$E$4]" office:value-type="currency" office:currency="USD" office:value="65701.3934018752">
            <text:p>$65,701.39</text:p>
          </table:table-cell>
          <table:table-cell table:formula="of:=([.$E$5]*[.$E$2])+[.H41]" office:value-type="currency" office:currency="USD" office:value="18570">
            <text:p>$18,570.00</text:p>
          </table:table-cell>
          <table:table-cell table:style-name="ce4"/>
          <table:table-cell table:style-name="ce15" office:value-type="string">
            <text:p>Food</text:p>
          </table:table-cell>
          <table:table-cell table:style-name="ce4" office:value-type="currency" office:currency="USD" office:value="400">
            <text:p>$400.00</text:p>
          </table:table-cell>
          <table:table-cell table:style-name="ce4"/>
          <table:table-cell table:number-columns-repeated="8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049">
            <text:p>2049</text:p>
          </table:table-cell>
          <table:table-cell table:style-name="ce4" table:formula="of:=[.E41]+[.F41]+[.G41]" office:value-type="currency" office:currency="USD" office:value="1398299.26143938">
            <text:p>$1,398,299.26</text:p>
          </table:table-cell>
          <table:table-cell table:style-name="ce4" table:formula="of:=[.E42]*[.$E$4]" office:value-type="currency" office:currency="USD" office:value="69914.9630719689">
            <text:p>$69,914.96</text:p>
          </table:table-cell>
          <table:table-cell table:formula="of:=([.$E$5]*[.$E$2])+[.H42]" office:value-type="currency" office:currency="USD" office:value="18570">
            <text:p>$18,570.00</text:p>
          </table:table-cell>
          <table:table-cell table:style-name="ce4"/>
          <table:table-cell table:style-name="ce15" office:value-type="string">
            <text:p>Gas</text:p>
          </table:table-cell>
          <table:table-cell table:style-name="ce4" office:value-type="currency" office:currency="USD" office:value="50">
            <text:p>$50.00</text:p>
          </table:table-cell>
          <table:table-cell table:style-name="ce4"/>
          <table:table-cell table:number-columns-repeated="8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050">
            <text:p>2050</text:p>
          </table:table-cell>
          <table:table-cell table:style-name="ce4" table:formula="of:=[.E42]+[.F42]+[.G42]" office:value-type="currency" office:currency="USD" office:value="1486784.22451135">
            <text:p>$1,486,784.22</text:p>
          </table:table-cell>
          <table:table-cell table:style-name="ce4" table:formula="of:=[.E43]*[.$E$4]" office:value-type="currency" office:currency="USD" office:value="74339.2112255674">
            <text:p>$74,339.21</text:p>
          </table:table-cell>
          <table:table-cell table:formula="of:=([.$E$5]*[.$E$2])+[.H43]" office:value-type="currency" office:currency="USD" office:value="18570">
            <text:p>$18,570.00</text:p>
          </table:table-cell>
          <table:table-cell table:style-name="ce4"/>
          <table:table-cell table:style-name="ce15" office:value-type="string">
            <text:p>T.V.</text:p>
          </table:table-cell>
          <table:table-cell table:style-name="ce4" office:value-type="currency" office:currency="USD" office:value="0">
            <text:p>$0.00</text:p>
          </table:table-cell>
          <table:table-cell table:style-name="ce4"/>
          <table:table-cell table:number-columns-repeated="8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051">
            <text:p>2051</text:p>
          </table:table-cell>
          <table:table-cell table:style-name="ce4" table:formula="of:=[.E43]+[.F43]+[.G43]" office:value-type="currency" office:currency="USD" office:value="1579693.43573692">
            <text:p>$1,579,693.44</text:p>
          </table:table-cell>
          <table:table-cell table:style-name="ce4" table:formula="of:=[.E44]*[.$E$4]" office:value-type="currency" office:currency="USD" office:value="78984.6717868458">
            <text:p>$78,984.67</text:p>
          </table:table-cell>
          <table:table-cell table:formula="of:=([.$E$5]*[.$E$2])+[.H44]" office:value-type="currency" office:currency="USD" office:value="18570">
            <text:p>$18,570.00</text:p>
          </table:table-cell>
          <table:table-cell table:style-name="ce4"/>
          <table:table-cell table:style-name="ce4" office:value-type="string">
            <text:p>House Insurance</text:p>
          </table:table-cell>
          <table:table-cell table:style-name="ce4"/>
          <table:table-cell table:style-name="ce4" office:value-type="currency" office:currency="USD" office:value="1000">
            <text:p>$1,000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052">
            <text:p>2052</text:p>
          </table:table-cell>
          <table:table-cell table:style-name="ce4" table:formula="of:=[.E44]+[.F44]+[.G44]" office:value-type="currency" office:currency="USD" office:value="1677248.10752376">
            <text:p>$1,677,248.11</text:p>
          </table:table-cell>
          <table:table-cell table:style-name="ce4" table:formula="of:=[.E45]*[.$E$4]" office:value-type="currency" office:currency="USD" office:value="83862.4053761881">
            <text:p>$83,862.41</text:p>
          </table:table-cell>
          <table:table-cell table:formula="of:=([.$E$5]*[.$E$2])+[.H45]" office:value-type="currency" office:currency="USD" office:value="18570">
            <text:p>$18,570.00</text:p>
          </table:table-cell>
          <table:table-cell table:style-name="ce4"/>
          <table:table-cell table:style-name="ce4" office:value-type="string">
            <text:p>Utility</text:p>
          </table:table-cell>
          <table:table-cell table:style-name="ce4" office:value-type="currency" office:currency="USD" office:value="500">
            <text:p>$500.00</text:p>
          </table:table-cell>
          <table:table-cell table:style-name="ce4"/>
          <table:table-cell table:number-columns-repeated="8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053">
            <text:p>2053</text:p>
          </table:table-cell>
          <table:table-cell table:style-name="ce4" table:formula="of:=[.E45]+[.F45]+[.G45]" office:value-type="currency" office:currency="USD" office:value="1779680.51289995">
            <text:p>$1,779,680.51</text:p>
          </table:table-cell>
          <table:table-cell table:style-name="ce4" table:formula="of:=[.E46]*[.$E$4]" office:value-type="currency" office:currency="USD" office:value="88984.0256449974">
            <text:p>$88,984.03</text:p>
          </table:table-cell>
          <table:table-cell table:formula="of:=([.$E$5]*[.$E$2])+[.H46]" office:value-type="currency" office:currency="USD" office:value="18570">
            <text:p>$18,570.00</text:p>
          </table:table-cell>
          <table:table-cell table:style-name="ce4"/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054">
            <text:p>2054</text:p>
          </table:table-cell>
          <table:table-cell table:style-name="ce4" table:formula="of:=[.E46]+[.F46]+[.G46]" office:value-type="currency" office:currency="USD" office:value="1887234.53854495">
            <text:p>$1,887,234.54</text:p>
          </table:table-cell>
          <table:table-cell table:style-name="ce4" table:formula="of:=[.E47]*[.$E$4]" office:value-type="currency" office:currency="USD" office:value="94361.7269272473">
            <text:p>$94,361.73</text:p>
          </table:table-cell>
          <table:table-cell table:formula="of:=([.$E$5]*[.$E$2])+[.H47]" office:value-type="currency" office:currency="USD" office:value="18570">
            <text:p>$18,570.00</text:p>
          </table:table-cell>
          <table:table-cell table:style-name="ce4"/>
          <table:table-cell table:style-name="ce1" office:value-type="string">
            <text:p>Total</text:p>
          </table:table-cell>
          <table:table-cell table:style-name="ce4" table:formula="of:=SUM([.J38:.J45])" office:value-type="currency" office:currency="USD" office:value="1450">
            <text:p>$1,450.00</text:p>
          </table:table-cell>
          <table:table-cell table:style-name="ce4" table:formula="of:=SUM([.K38:.K45])" office:value-type="currency" office:currency="USD" office:value="2200">
            <text:p>$2,200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055">
            <text:p>2055</text:p>
          </table:table-cell>
          <table:table-cell table:style-name="ce4" table:formula="of:=[.E47]+[.F47]+[.G47]" office:value-type="currency" office:currency="USD" office:value="2000166.26547219">
            <text:p>$2,000,166.27</text:p>
          </table:table-cell>
          <table:table-cell table:style-name="ce4" table:formula="of:=[.E48]*[.$E$4]" office:value-type="currency" office:currency="USD" office:value="100008.31327361">
            <text:p>$100,008.31</text:p>
          </table:table-cell>
          <table:table-cell table:formula="of:=([.$E$5]*[.$E$2])+[.H48]" office:value-type="currency" office:currency="USD" office:value="18570">
            <text:p>$18,570.00</text:p>
          </table:table-cell>
          <table:table-cell table:style-name="ce4"/>
          <table:table-cell table:number-columns-repeated="11"/>
        </table:table-row>
        <table:table-row table:style-name="ro1">
          <table:table-cell table:number-columns-repeated="2"/>
          <table:table-cell table:style-name="ce1" table:number-columns-repeated="2"/>
          <table:table-cell table:style-name="ce4" table:number-columns-repeated="2"/>
          <table:table-cell table:number-columns-repeated="2"/>
          <table:table-cell table:style-name="ce1" office:value-type="string">
            <text:p>Year Total</text:p>
          </table:table-cell>
          <table:table-cell table:style-name="ce4" table:formula="of:=[.J47]*12" office:value-type="currency" office:currency="USD" office:value="17400">
            <text:p>$17,400.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4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"/>
          <table:table-cell table:style-name="ce1" office:value-type="string">
            <text:p>At end of 60 that</text:p>
          </table:table-cell>
          <table:table-cell table:style-name="ce4" table:formula="of:=[.E48]*[.E4]" office:value-type="currency" office:currency="USD" office:value="100008.31327361">
            <text:p>$100,008.31</text:p>
          </table:table-cell>
          <table:table-cell table:style-name="ce4"/>
          <table:table-cell table:number-columns-repeated="2"/>
          <table:table-cell table:style-name="ce1" office:value-type="string">
            <text:p>Total</text:p>
          </table:table-cell>
          <table:table-cell table:style-name="ce4" table:formula="of:=[.J49]+[.K47]" office:value-type="currency" office:currency="USD" office:value="19600">
            <text:p>$19,600.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style-name="ce1" office:value-type="string">
            <text:p>how much retirement</text:p>
          </table:table-cell>
          <table:table-cell table:style-name="ce4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" table:number-columns-repeated="2"/>
          <table:table-cell table:style-name="ce4" table:number-columns-repeated="2"/>
          <table:table-cell table:number-columns-repeated="2"/>
          <table:table-cell table:style-name="ce1" office:value-type="string">
            <text:p>Cost for House</text:p>
          </table:table-cell>
          <table:table-cell table:style-name="ce1" table:formula="of:=[.S36]-[.J51]" office:value-type="currency" office:currency="USD" office:value="30950">
            <text:p>$30,950.00</text:p>
          </table:table-cell>
          <table:table-cell table:number-columns-repeated="9"/>
        </table:table-row>
        <table:table-row table:style-name="ro1" table:number-rows-repeated="7">
          <table:table-cell table:number-columns-repeated="2"/>
          <table:table-cell table:style-name="ce1" table:number-columns-repeated="2"/>
          <table:table-cell table:style-name="ce4" table:number-columns-repeated="2"/>
          <table:table-cell table:number-columns-repeated="13"/>
        </table:table-row>
        <table:table-row table:style-name="ro1" table:number-rows-repeated="4">
          <table:table-cell table:number-columns-repeated="3"/>
          <table:table-cell table:style-name="ce1"/>
          <table:table-cell table:style-name="ce4" table:number-columns-repeated="2"/>
          <table:table-cell table:number-columns-repeated="13"/>
        </table:table-row>
        <table:table-row table:style-name="ro1" table:number-rows-repeated="1048511">
          <table:table-cell table:number-columns-repeated="19"/>
        </table:table-row>
        <table:table-row table:style-name="ro1"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5/01/2017</text:date>, <text:time>14:2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4-27T11:44:16.25</meta:creation-date>
    <dc:date>2017-05-01T14:21:21.35</dc:date>
    <dc:creator>Andrew Pena</dc:creator>
    <meta:editing-duration>PT4H6M52S</meta:editing-duration>
    <meta:editing-cycles>17</meta:editing-cycles>
    <meta:generator>OpenOffice/4.1.2$Win32 OpenOffice.org_project/412m3$Build-9782</meta:generator>
    <meta:document-statistic meta:table-count="5" meta:cell-count="930" meta:object-count="0"/>
  </office:meta>
</office:document-meta>
</file>